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drawooo="http://openoffice.org/2010/draw" xmlns:calcext="urn:org:documentfoundation:names:experimental:calc:xmlns:calcext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0" style:family="table-column">
      <style:table-column-properties fo:break-before="auto" style:column-width="1.693cm" style:use-optimal-column-width="true"/>
    </style:style>
    <style:style style:name="ro0" style:family="table-row">
      <style:table-row-properties fo:break-before="auto" style:row-height="0.45cm" style:use-optimal-row-height="true"/>
    </style:style>
    <style:style style:name="ta1" style:family="table" style:master-page-name="Default">
      <style:table-properties table:display="true"/>
    </style:style>
    <style:style style:name="ta2" style:family="table" style:master-page-name="Default">
      <style:table-properties table:display="true"/>
    </style:style>
    <style:style style:name="ta3" style:family="table" style:master-page-name="Default">
      <style:table-properties table:display="true"/>
    </style:style>
    <style:style style:name="ta4" style:family="table" style:master-page-name="Default">
      <style:table-properties table:display="true"/>
    </style:style>
    <style:style style:name="ta5" style:family="table" style:master-page-name="Default">
      <style:table-properties table:display="true"/>
    </style:style>
    <style:style style:name="ta6" style:family="table" style:master-page-name="Default">
      <style:table-properties table:display="true"/>
    </style:style>
    <style:style style:name="ta7" style:family="table" style:master-page-name="Default">
      <style:table-properties table:display="true"/>
    </style:style>
    <style:style style:name="ta8" style:family="table" style:master-page-name="Default">
      <style:table-properties table:display="true"/>
    </style:style>
    <style:style style:name="ta9" style:family="table" style:master-page-name="Default">
      <style:table-properties table:display="true"/>
    </style:style>
  </office:automatic-styles>
  <office:body>
    <office:spreadsheet>
      <table:table table:name="Frozen hor" table:style-name="ta1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Frozen vert" table:style-name="ta2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Frozen hor + vert" table:style-name="ta3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hor" table:style-name="ta4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vert" table:style-name="ta5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hor + vert" table:style-name="ta6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hor and Frozen vert" table:style-name="ta7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Split vert and Frozen hor" table:style-name="ta8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  <table:table table:name="no split and frozen" table:style-name="ta9"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column table:style-name="co0" table:default-cell-style-name="Default"/>
        <table:table-row table:style-name="ro0">
          <table:table-cell table:protected="true"/>
          <table:table-cell table:protected="true">
            <text:p>Column 1</text:p>
          </table:table-cell>
          <table:table-cell table:protected="true">
            <text:p>Column 2</text:p>
          </table:table-cell>
          <table:table-cell table:protected="true">
            <text:p>Column 3</text:p>
          </table:table-cell>
          <table:table-cell table:protected="true">
            <text:p>Column 4</text:p>
          </table:table-cell>
          <table:table-cell table:protected="true">
            <text:p>Column 5</text:p>
          </table:table-cell>
          <table:table-cell table:protected="true">
            <text:p>Column 6</text:p>
          </table:table-cell>
          <table:table-cell table:protected="true">
            <text:p>Column 7</text:p>
          </table:table-cell>
          <table:table-cell table:protected="true">
            <text:p>Column 8</text:p>
          </table:table-cell>
          <table:table-cell table:protected="true">
            <text:p>Column 9</text:p>
          </table:table-cell>
          <table:table-cell table:protected="true">
            <text:p>Column 10</text:p>
          </table:table-cell>
          <table:table-cell table:protected="true">
            <text:p>Column 11</text:p>
          </table:table-cell>
          <table:table-cell table:protected="true">
            <text:p>Column 12</text:p>
          </table:table-cell>
          <table:table-cell table:protected="true">
            <text:p>Column 13</text:p>
          </table:table-cell>
          <table:table-cell table:protected="true">
            <text:p>Column 14</text:p>
          </table:table-cell>
          <table:table-cell table:protected="true">
            <text:p>Column 15</text:p>
          </table:table-cell>
          <table:table-cell table:protected="true">
            <text:p>Column 16</text:p>
          </table:table-cell>
          <table:table-cell table:protected="true">
            <text:p>Column 17</text:p>
          </table:table-cell>
          <table:table-cell table:protected="true">
            <text:p>Column 18</text:p>
          </table:table-cell>
          <table:table-cell table:protected="true">
            <text:p>Column 19</text:p>
          </table:table-cell>
        </table:table-row>
        <table:table-row table:style-name="ro0">
          <table:table-cell table:protected="true">
            <text:p>Row 1</text:p>
          </table:table-cell>
          <table:table-cell table:protected="true">
            <text:p>1</text:p>
          </table:table-cell>
          <table:table-cell table:protected="true">
            <text:p>2</text:p>
          </table:table-cell>
          <table:table-cell table:protected="true">
            <text:p>3</text:p>
          </table:table-cell>
          <table:table-cell table:protected="true">
            <text:p>4</text:p>
          </table:table-cell>
          <table:table-cell table:protected="true">
            <text:p>5</text:p>
          </table:table-cell>
          <table:table-cell table:protected="true">
            <text:p>6</text:p>
          </table:table-cell>
          <table:table-cell table:protected="true">
            <text:p>7</text:p>
          </table:table-cell>
          <table:table-cell table:protected="true">
            <text:p>8</text:p>
          </table:table-cell>
          <table:table-cell table:protected="true">
            <text:p>9</text:p>
          </table:table-cell>
          <table:table-cell table:protected="true">
            <text:p>10</text:p>
          </table:table-cell>
          <table:table-cell table:protected="true">
            <text:p>11</text:p>
          </table:table-cell>
          <table:table-cell table:protected="true">
            <text:p>12</text:p>
          </table:table-cell>
          <table:table-cell table:protected="true">
            <text:p>13</text:p>
          </table:table-cell>
          <table:table-cell table:protected="true">
            <text:p>14</text:p>
          </table:table-cell>
          <table:table-cell table:protected="true">
            <text:p>15</text:p>
          </table:table-cell>
          <table:table-cell table:protected="true">
            <text:p>16</text:p>
          </table:table-cell>
          <table:table-cell table:protected="true">
            <text:p>17</text:p>
          </table:table-cell>
          <table:table-cell table:protected="true">
            <text:p>18</text:p>
          </table:table-cell>
          <table:table-cell table:protected="true">
            <text:p>19</text:p>
          </table:table-cell>
        </table:table-row>
        <table:table-row table:style-name="ro0">
          <table:table-cell table:protected="true">
            <text:p>Row 2</text:p>
          </table:table-cell>
          <table:table-cell table:protected="true">
            <text:p>2</text:p>
          </table:table-cell>
          <table:table-cell table:protected="true">
            <text:p>4</text:p>
          </table:table-cell>
          <table:table-cell table:protected="true">
            <text:p>6</text:p>
          </table:table-cell>
          <table:table-cell table:protected="true">
            <text:p>8</text:p>
          </table:table-cell>
          <table:table-cell table:protected="true">
            <text:p>10</text:p>
          </table:table-cell>
          <table:table-cell table:protected="true">
            <text:p>12</text:p>
          </table:table-cell>
          <table:table-cell table:protected="true">
            <text:p>14</text:p>
          </table:table-cell>
          <table:table-cell table:protected="true">
            <text:p>16</text:p>
          </table:table-cell>
          <table:table-cell table:protected="true">
            <text:p>18</text:p>
          </table:table-cell>
          <table:table-cell table:protected="true">
            <text:p>20</text:p>
          </table:table-cell>
          <table:table-cell table:protected="true">
            <text:p>22</text:p>
          </table:table-cell>
          <table:table-cell table:protected="true">
            <text:p>24</text:p>
          </table:table-cell>
          <table:table-cell table:protected="true">
            <text:p>26</text:p>
          </table:table-cell>
          <table:table-cell table:protected="true">
            <text:p>28</text:p>
          </table:table-cell>
          <table:table-cell table:protected="true">
            <text:p>30</text:p>
          </table:table-cell>
          <table:table-cell table:protected="true">
            <text:p>32</text:p>
          </table:table-cell>
          <table:table-cell table:protected="true">
            <text:p>34</text:p>
          </table:table-cell>
          <table:table-cell table:protected="true">
            <text:p>36</text:p>
          </table:table-cell>
          <table:table-cell table:protected="true">
            <text:p>38</text:p>
          </table:table-cell>
        </table:table-row>
        <table:table-row table:style-name="ro0">
          <table:table-cell table:protected="true">
            <text:p>Row 3</text:p>
          </table:table-cell>
          <table:table-cell table:protected="true">
            <text:p>3</text:p>
          </table:table-cell>
          <table:table-cell table:protected="true">
            <text:p>6</text:p>
          </table:table-cell>
          <table:table-cell table:protected="true">
            <text:p>9</text:p>
          </table:table-cell>
          <table:table-cell table:protected="true">
            <text:p>12</text:p>
          </table:table-cell>
          <table:table-cell table:protected="true">
            <text:p>15</text:p>
          </table:table-cell>
          <table:table-cell table:protected="true">
            <text:p>18</text:p>
          </table:table-cell>
          <table:table-cell table:protected="true">
            <text:p>21</text:p>
          </table:table-cell>
          <table:table-cell table:protected="true">
            <text:p>24</text:p>
          </table:table-cell>
          <table:table-cell table:protected="true">
            <text:p>27</text:p>
          </table:table-cell>
          <table:table-cell table:protected="true">
            <text:p>30</text:p>
          </table:table-cell>
          <table:table-cell table:protected="true">
            <text:p>33</text:p>
          </table:table-cell>
          <table:table-cell table:protected="true">
            <text:p>36</text:p>
          </table:table-cell>
          <table:table-cell table:protected="true">
            <text:p>39</text:p>
          </table:table-cell>
          <table:table-cell table:protected="true">
            <text:p>42</text:p>
          </table:table-cell>
          <table:table-cell table:protected="true">
            <text:p>45</text:p>
          </table:table-cell>
          <table:table-cell table:protected="true">
            <text:p>48</text:p>
          </table:table-cell>
          <table:table-cell table:protected="true">
            <text:p>51</text:p>
          </table:table-cell>
          <table:table-cell table:protected="true">
            <text:p>54</text:p>
          </table:table-cell>
          <table:table-cell table:protected="true">
            <text:p>57</text:p>
          </table:table-cell>
        </table:table-row>
        <table:table-row table:style-name="ro0">
          <table:table-cell table:protected="true">
            <text:p>Row 4</text:p>
          </table:table-cell>
          <table:table-cell table:protected="true">
            <text:p>4</text:p>
          </table:table-cell>
          <table:table-cell table:protected="true">
            <text:p>8</text:p>
          </table:table-cell>
          <table:table-cell table:protected="true">
            <text:p>12</text:p>
          </table:table-cell>
          <table:table-cell table:protected="true">
            <text:p>16</text:p>
          </table:table-cell>
          <table:table-cell table:protected="true">
            <text:p>20</text:p>
          </table:table-cell>
          <table:table-cell table:protected="true">
            <text:p>24</text:p>
          </table:table-cell>
          <table:table-cell table:protected="true">
            <text:p>28</text:p>
          </table:table-cell>
          <table:table-cell table:protected="true">
            <text:p>32</text:p>
          </table:table-cell>
          <table:table-cell table:protected="true">
            <text:p>36</text:p>
          </table:table-cell>
          <table:table-cell table:protected="true">
            <text:p>40</text:p>
          </table:table-cell>
          <table:table-cell table:protected="true">
            <text:p>44</text:p>
          </table:table-cell>
          <table:table-cell table:protected="true">
            <text:p>48</text:p>
          </table:table-cell>
          <table:table-cell table:protected="true">
            <text:p>52</text:p>
          </table:table-cell>
          <table:table-cell table:protected="true">
            <text:p>56</text:p>
          </table:table-cell>
          <table:table-cell table:protected="true">
            <text:p>60</text:p>
          </table:table-cell>
          <table:table-cell table:protected="true">
            <text:p>64</text:p>
          </table:table-cell>
          <table:table-cell table:protected="true">
            <text:p>68</text:p>
          </table:table-cell>
          <table:table-cell table:protected="true">
            <text:p>72</text:p>
          </table:table-cell>
          <table:table-cell table:protected="true">
            <text:p>76</text:p>
          </table:table-cell>
        </table:table-row>
        <table:table-row table:style-name="ro0">
          <table:table-cell table:protected="true">
            <text:p>Row 5</text:p>
          </table:table-cell>
          <table:table-cell table:protected="true">
            <text:p>5</text:p>
          </table:table-cell>
          <table:table-cell table:protected="true">
            <text:p>10</text:p>
          </table:table-cell>
          <table:table-cell table:protected="true">
            <text:p>15</text:p>
          </table:table-cell>
          <table:table-cell table:protected="true">
            <text:p>20</text:p>
          </table:table-cell>
          <table:table-cell table:protected="true">
            <text:p>25</text:p>
          </table:table-cell>
          <table:table-cell table:protected="true">
            <text:p>30</text:p>
          </table:table-cell>
          <table:table-cell table:protected="true">
            <text:p>35</text:p>
          </table:table-cell>
          <table:table-cell table:protected="true">
            <text:p>40</text:p>
          </table:table-cell>
          <table:table-cell table:protected="true">
            <text:p>45</text:p>
          </table:table-cell>
          <table:table-cell table:protected="true">
            <text:p>50</text:p>
          </table:table-cell>
          <table:table-cell table:protected="true">
            <text:p>55</text:p>
          </table:table-cell>
          <table:table-cell table:protected="true">
            <text:p>60</text:p>
          </table:table-cell>
          <table:table-cell table:protected="true">
            <text:p>65</text:p>
          </table:table-cell>
          <table:table-cell table:protected="true">
            <text:p>70</text:p>
          </table:table-cell>
          <table:table-cell table:protected="true">
            <text:p>75</text:p>
          </table:table-cell>
          <table:table-cell table:protected="true">
            <text:p>80</text:p>
          </table:table-cell>
          <table:table-cell table:protected="true">
            <text:p>85</text:p>
          </table:table-cell>
          <table:table-cell table:protected="true">
            <text:p>90</text:p>
          </table:table-cell>
          <table:table-cell table:protected="true">
            <text:p>95</text:p>
          </table:table-cell>
        </table:table-row>
        <table:table-row table:style-name="ro0">
          <table:table-cell table:protected="true">
            <text:p>Row 6</text:p>
          </table:table-cell>
          <table:table-cell table:protected="true">
            <text:p>6</text:p>
          </table:table-cell>
          <table:table-cell table:protected="true">
            <text:p>12</text:p>
          </table:table-cell>
          <table:table-cell table:protected="true">
            <text:p>18</text:p>
          </table:table-cell>
          <table:table-cell table:protected="true">
            <text:p>24</text:p>
          </table:table-cell>
          <table:table-cell table:protected="true">
            <text:p>30</text:p>
          </table:table-cell>
          <table:table-cell table:protected="true">
            <text:p>36</text:p>
          </table:table-cell>
          <table:table-cell table:protected="true">
            <text:p>42</text:p>
          </table:table-cell>
          <table:table-cell table:protected="true">
            <text:p>48</text:p>
          </table:table-cell>
          <table:table-cell table:protected="true">
            <text:p>54</text:p>
          </table:table-cell>
          <table:table-cell table:protected="true">
            <text:p>60</text:p>
          </table:table-cell>
          <table:table-cell table:protected="true">
            <text:p>66</text:p>
          </table:table-cell>
          <table:table-cell table:protected="true">
            <text:p>72</text:p>
          </table:table-cell>
          <table:table-cell table:protected="true">
            <text:p>78</text:p>
          </table:table-cell>
          <table:table-cell table:protected="true">
            <text:p>84</text:p>
          </table:table-cell>
          <table:table-cell table:protected="true">
            <text:p>90</text:p>
          </table:table-cell>
          <table:table-cell table:protected="true">
            <text:p>96</text:p>
          </table:table-cell>
          <table:table-cell table:protected="true">
            <text:p>102</text:p>
          </table:table-cell>
          <table:table-cell table:protected="true">
            <text:p>108</text:p>
          </table:table-cell>
          <table:table-cell table:protected="true">
            <text:p>114</text:p>
          </table:table-cell>
        </table:table-row>
        <table:table-row table:style-name="ro0">
          <table:table-cell table:protected="true">
            <text:p>Row 7</text:p>
          </table:table-cell>
          <table:table-cell table:protected="true">
            <text:p>7</text:p>
          </table:table-cell>
          <table:table-cell table:protected="true">
            <text:p>14</text:p>
          </table:table-cell>
          <table:table-cell table:protected="true">
            <text:p>21</text:p>
          </table:table-cell>
          <table:table-cell table:protected="true">
            <text:p>28</text:p>
          </table:table-cell>
          <table:table-cell table:protected="true">
            <text:p>35</text:p>
          </table:table-cell>
          <table:table-cell table:protected="true">
            <text:p>42</text:p>
          </table:table-cell>
          <table:table-cell table:protected="true">
            <text:p>49</text:p>
          </table:table-cell>
          <table:table-cell table:protected="true">
            <text:p>56</text:p>
          </table:table-cell>
          <table:table-cell table:protected="true">
            <text:p>63</text:p>
          </table:table-cell>
          <table:table-cell table:protected="true">
            <text:p>70</text:p>
          </table:table-cell>
          <table:table-cell table:protected="true">
            <text:p>77</text:p>
          </table:table-cell>
          <table:table-cell table:protected="true">
            <text:p>84</text:p>
          </table:table-cell>
          <table:table-cell table:protected="true">
            <text:p>91</text:p>
          </table:table-cell>
          <table:table-cell table:protected="true">
            <text:p>98</text:p>
          </table:table-cell>
          <table:table-cell table:protected="true">
            <text:p>105</text:p>
          </table:table-cell>
          <table:table-cell table:protected="true">
            <text:p>112</text:p>
          </table:table-cell>
          <table:table-cell table:protected="true">
            <text:p>119</text:p>
          </table:table-cell>
          <table:table-cell table:protected="true">
            <text:p>126</text:p>
          </table:table-cell>
          <table:table-cell table:protected="true">
            <text:p>133</text:p>
          </table:table-cell>
        </table:table-row>
        <table:table-row table:style-name="ro0">
          <table:table-cell table:protected="true">
            <text:p>Row 8</text:p>
          </table:table-cell>
          <table:table-cell table:protected="true">
            <text:p>8</text:p>
          </table:table-cell>
          <table:table-cell table:protected="true">
            <text:p>16</text:p>
          </table:table-cell>
          <table:table-cell table:protected="true">
            <text:p>24</text:p>
          </table:table-cell>
          <table:table-cell table:protected="true">
            <text:p>32</text:p>
          </table:table-cell>
          <table:table-cell table:protected="true">
            <text:p>40</text:p>
          </table:table-cell>
          <table:table-cell table:protected="true">
            <text:p>48</text:p>
          </table:table-cell>
          <table:table-cell table:protected="true">
            <text:p>56</text:p>
          </table:table-cell>
          <table:table-cell table:protected="true">
            <text:p>64</text:p>
          </table:table-cell>
          <table:table-cell table:protected="true">
            <text:p>72</text:p>
          </table:table-cell>
          <table:table-cell table:protected="true">
            <text:p>80</text:p>
          </table:table-cell>
          <table:table-cell table:protected="true">
            <text:p>88</text:p>
          </table:table-cell>
          <table:table-cell table:protected="true">
            <text:p>96</text:p>
          </table:table-cell>
          <table:table-cell table:protected="true">
            <text:p>104</text:p>
          </table:table-cell>
          <table:table-cell table:protected="true">
            <text:p>112</text:p>
          </table:table-cell>
          <table:table-cell table:protected="true">
            <text:p>120</text:p>
          </table:table-cell>
          <table:table-cell table:protected="true">
            <text:p>128</text:p>
          </table:table-cell>
          <table:table-cell table:protected="true">
            <text:p>136</text:p>
          </table:table-cell>
          <table:table-cell table:protected="true">
            <text:p>144</text:p>
          </table:table-cell>
          <table:table-cell table:protected="true">
            <text:p>152</text:p>
          </table:table-cell>
        </table:table-row>
        <table:table-row table:style-name="ro0">
          <table:table-cell table:protected="true">
            <text:p>Row 9</text:p>
          </table:table-cell>
          <table:table-cell table:protected="true">
            <text:p>9</text:p>
          </table:table-cell>
          <table:table-cell table:protected="true">
            <text:p>18</text:p>
          </table:table-cell>
          <table:table-cell table:protected="true">
            <text:p>27</text:p>
          </table:table-cell>
          <table:table-cell table:protected="true">
            <text:p>36</text:p>
          </table:table-cell>
          <table:table-cell table:protected="true">
            <text:p>45</text:p>
          </table:table-cell>
          <table:table-cell table:protected="true">
            <text:p>54</text:p>
          </table:table-cell>
          <table:table-cell table:protected="true">
            <text:p>63</text:p>
          </table:table-cell>
          <table:table-cell table:protected="true">
            <text:p>72</text:p>
          </table:table-cell>
          <table:table-cell table:protected="true">
            <text:p>81</text:p>
          </table:table-cell>
          <table:table-cell table:protected="true">
            <text:p>90</text:p>
          </table:table-cell>
          <table:table-cell table:protected="true">
            <text:p>99</text:p>
          </table:table-cell>
          <table:table-cell table:protected="true">
            <text:p>108</text:p>
          </table:table-cell>
          <table:table-cell table:protected="true">
            <text:p>117</text:p>
          </table:table-cell>
          <table:table-cell table:protected="true">
            <text:p>126</text:p>
          </table:table-cell>
          <table:table-cell table:protected="true">
            <text:p>135</text:p>
          </table:table-cell>
          <table:table-cell table:protected="true">
            <text:p>144</text:p>
          </table:table-cell>
          <table:table-cell table:protected="true">
            <text:p>153</text:p>
          </table:table-cell>
          <table:table-cell table:protected="true">
            <text:p>162</text:p>
          </table:table-cell>
          <table:table-cell table:protected="true">
            <text:p>171</text:p>
          </table:table-cell>
        </table:table-row>
        <table:table-row table:style-name="ro0">
          <table:table-cell table:protected="true">
            <text:p>Row 10</text:p>
          </table:table-cell>
          <table:table-cell table:protected="true">
            <text:p>10</text:p>
          </table:table-cell>
          <table:table-cell table:protected="true">
            <text:p>20</text:p>
          </table:table-cell>
          <table:table-cell table:protected="true">
            <text:p>30</text:p>
          </table:table-cell>
          <table:table-cell table:protected="true">
            <text:p>40</text:p>
          </table:table-cell>
          <table:table-cell table:protected="true">
            <text:p>50</text:p>
          </table:table-cell>
          <table:table-cell table:protected="true">
            <text:p>60</text:p>
          </table:table-cell>
          <table:table-cell table:protected="true">
            <text:p>70</text:p>
          </table:table-cell>
          <table:table-cell table:protected="true">
            <text:p>80</text:p>
          </table:table-cell>
          <table:table-cell table:protected="true">
            <text:p>90</text:p>
          </table:table-cell>
          <table:table-cell table:protected="true">
            <text:p>100</text:p>
          </table:table-cell>
          <table:table-cell table:protected="true">
            <text:p>110</text:p>
          </table:table-cell>
          <table:table-cell table:protected="true">
            <text:p>120</text:p>
          </table:table-cell>
          <table:table-cell table:protected="true">
            <text:p>130</text:p>
          </table:table-cell>
          <table:table-cell table:protected="true">
            <text:p>140</text:p>
          </table:table-cell>
          <table:table-cell table:protected="true">
            <text:p>150</text:p>
          </table:table-cell>
          <table:table-cell table:protected="true">
            <text:p>160</text:p>
          </table:table-cell>
          <table:table-cell table:protected="true">
            <text:p>170</text:p>
          </table:table-cell>
          <table:table-cell table:protected="true">
            <text:p>180</text:p>
          </table:table-cell>
          <table:table-cell table:protected="true">
            <text:p>190</text:p>
          </table:table-cell>
        </table:table-row>
        <table:table-row table:style-name="ro0">
          <table:table-cell table:protected="true">
            <text:p>Row 11</text:p>
          </table:table-cell>
          <table:table-cell table:protected="true">
            <text:p>11</text:p>
          </table:table-cell>
          <table:table-cell table:protected="true">
            <text:p>22</text:p>
          </table:table-cell>
          <table:table-cell table:protected="true">
            <text:p>33</text:p>
          </table:table-cell>
          <table:table-cell table:protected="true">
            <text:p>44</text:p>
          </table:table-cell>
          <table:table-cell table:protected="true">
            <text:p>55</text:p>
          </table:table-cell>
          <table:table-cell table:protected="true">
            <text:p>66</text:p>
          </table:table-cell>
          <table:table-cell table:protected="true">
            <text:p>77</text:p>
          </table:table-cell>
          <table:table-cell table:protected="true">
            <text:p>88</text:p>
          </table:table-cell>
          <table:table-cell table:protected="true">
            <text:p>99</text:p>
          </table:table-cell>
          <table:table-cell table:protected="true">
            <text:p>110</text:p>
          </table:table-cell>
          <table:table-cell table:protected="true">
            <text:p>121</text:p>
          </table:table-cell>
          <table:table-cell table:protected="true">
            <text:p>132</text:p>
          </table:table-cell>
          <table:table-cell table:protected="true">
            <text:p>143</text:p>
          </table:table-cell>
          <table:table-cell table:protected="true">
            <text:p>154</text:p>
          </table:table-cell>
          <table:table-cell table:protected="true">
            <text:p>165</text:p>
          </table:table-cell>
          <table:table-cell table:protected="true">
            <text:p>176</text:p>
          </table:table-cell>
          <table:table-cell table:protected="true">
            <text:p>187</text:p>
          </table:table-cell>
          <table:table-cell table:protected="true">
            <text:p>198</text:p>
          </table:table-cell>
          <table:table-cell table:protected="true">
            <text:p>209</text:p>
          </table:table-cell>
        </table:table-row>
        <table:table-row table:style-name="ro0">
          <table:table-cell table:protected="true">
            <text:p>Row 12</text:p>
          </table:table-cell>
          <table:table-cell table:protected="true">
            <text:p>12</text:p>
          </table:table-cell>
          <table:table-cell table:protected="true">
            <text:p>24</text:p>
          </table:table-cell>
          <table:table-cell table:protected="true">
            <text:p>36</text:p>
          </table:table-cell>
          <table:table-cell table:protected="true">
            <text:p>48</text:p>
          </table:table-cell>
          <table:table-cell table:protected="true">
            <text:p>60</text:p>
          </table:table-cell>
          <table:table-cell table:protected="true">
            <text:p>72</text:p>
          </table:table-cell>
          <table:table-cell table:protected="true">
            <text:p>84</text:p>
          </table:table-cell>
          <table:table-cell table:protected="true">
            <text:p>96</text:p>
          </table:table-cell>
          <table:table-cell table:protected="true">
            <text:p>108</text:p>
          </table:table-cell>
          <table:table-cell table:protected="true">
            <text:p>120</text:p>
          </table:table-cell>
          <table:table-cell table:protected="true">
            <text:p>132</text:p>
          </table:table-cell>
          <table:table-cell table:protected="true">
            <text:p>144</text:p>
          </table:table-cell>
          <table:table-cell table:protected="true">
            <text:p>156</text:p>
          </table:table-cell>
          <table:table-cell table:protected="true">
            <text:p>168</text:p>
          </table:table-cell>
          <table:table-cell table:protected="true">
            <text:p>180</text:p>
          </table:table-cell>
          <table:table-cell table:protected="true">
            <text:p>192</text:p>
          </table:table-cell>
          <table:table-cell table:protected="true">
            <text:p>204</text:p>
          </table:table-cell>
          <table:table-cell table:protected="true">
            <text:p>216</text:p>
          </table:table-cell>
          <table:table-cell table:protected="true">
            <text:p>228</text:p>
          </table:table-cell>
        </table:table-row>
        <table:table-row table:style-name="ro0">
          <table:table-cell table:protected="true">
            <text:p>Row 13</text:p>
          </table:table-cell>
          <table:table-cell table:protected="true">
            <text:p>13</text:p>
          </table:table-cell>
          <table:table-cell table:protected="true">
            <text:p>26</text:p>
          </table:table-cell>
          <table:table-cell table:protected="true">
            <text:p>39</text:p>
          </table:table-cell>
          <table:table-cell table:protected="true">
            <text:p>52</text:p>
          </table:table-cell>
          <table:table-cell table:protected="true">
            <text:p>65</text:p>
          </table:table-cell>
          <table:table-cell table:protected="true">
            <text:p>78</text:p>
          </table:table-cell>
          <table:table-cell table:protected="true">
            <text:p>91</text:p>
          </table:table-cell>
          <table:table-cell table:protected="true">
            <text:p>104</text:p>
          </table:table-cell>
          <table:table-cell table:protected="true">
            <text:p>117</text:p>
          </table:table-cell>
          <table:table-cell table:protected="true">
            <text:p>130</text:p>
          </table:table-cell>
          <table:table-cell table:protected="true">
            <text:p>143</text:p>
          </table:table-cell>
          <table:table-cell table:protected="true">
            <text:p>156</text:p>
          </table:table-cell>
          <table:table-cell table:protected="true">
            <text:p>169</text:p>
          </table:table-cell>
          <table:table-cell table:protected="true">
            <text:p>182</text:p>
          </table:table-cell>
          <table:table-cell table:protected="true">
            <text:p>195</text:p>
          </table:table-cell>
          <table:table-cell table:protected="true">
            <text:p>208</text:p>
          </table:table-cell>
          <table:table-cell table:protected="true">
            <text:p>221</text:p>
          </table:table-cell>
          <table:table-cell table:protected="true">
            <text:p>234</text:p>
          </table:table-cell>
          <table:table-cell table:protected="true">
            <text:p>247</text:p>
          </table:table-cell>
        </table:table-row>
        <table:table-row table:style-name="ro0">
          <table:table-cell table:protected="true">
            <text:p>Row 14</text:p>
          </table:table-cell>
          <table:table-cell table:protected="true">
            <text:p>14</text:p>
          </table:table-cell>
          <table:table-cell table:protected="true">
            <text:p>28</text:p>
          </table:table-cell>
          <table:table-cell table:protected="true">
            <text:p>42</text:p>
          </table:table-cell>
          <table:table-cell table:protected="true">
            <text:p>56</text:p>
          </table:table-cell>
          <table:table-cell table:protected="true">
            <text:p>70</text:p>
          </table:table-cell>
          <table:table-cell table:protected="true">
            <text:p>84</text:p>
          </table:table-cell>
          <table:table-cell table:protected="true">
            <text:p>98</text:p>
          </table:table-cell>
          <table:table-cell table:protected="true">
            <text:p>112</text:p>
          </table:table-cell>
          <table:table-cell table:protected="true">
            <text:p>126</text:p>
          </table:table-cell>
          <table:table-cell table:protected="true">
            <text:p>140</text:p>
          </table:table-cell>
          <table:table-cell table:protected="true">
            <text:p>154</text:p>
          </table:table-cell>
          <table:table-cell table:protected="true">
            <text:p>168</text:p>
          </table:table-cell>
          <table:table-cell table:protected="true">
            <text:p>182</text:p>
          </table:table-cell>
          <table:table-cell table:protected="true">
            <text:p>196</text:p>
          </table:table-cell>
          <table:table-cell table:protected="true">
            <text:p>210</text:p>
          </table:table-cell>
          <table:table-cell table:protected="true">
            <text:p>224</text:p>
          </table:table-cell>
          <table:table-cell table:protected="true">
            <text:p>238</text:p>
          </table:table-cell>
          <table:table-cell table:protected="true">
            <text:p>252</text:p>
          </table:table-cell>
          <table:table-cell table:protected="true">
            <text:p>266</text:p>
          </table:table-cell>
        </table:table-row>
        <table:table-row table:style-name="ro0">
          <table:table-cell table:protected="true">
            <text:p>Row 15</text:p>
          </table:table-cell>
          <table:table-cell table:protected="true">
            <text:p>15</text:p>
          </table:table-cell>
          <table:table-cell table:protected="true">
            <text:p>30</text:p>
          </table:table-cell>
          <table:table-cell table:protected="true">
            <text:p>45</text:p>
          </table:table-cell>
          <table:table-cell table:protected="true">
            <text:p>60</text:p>
          </table:table-cell>
          <table:table-cell table:protected="true">
            <text:p>75</text:p>
          </table:table-cell>
          <table:table-cell table:protected="true">
            <text:p>90</text:p>
          </table:table-cell>
          <table:table-cell table:protected="true">
            <text:p>105</text:p>
          </table:table-cell>
          <table:table-cell table:protected="true">
            <text:p>120</text:p>
          </table:table-cell>
          <table:table-cell table:protected="true">
            <text:p>135</text:p>
          </table:table-cell>
          <table:table-cell table:protected="true">
            <text:p>150</text:p>
          </table:table-cell>
          <table:table-cell table:protected="true">
            <text:p>165</text:p>
          </table:table-cell>
          <table:table-cell table:protected="true">
            <text:p>180</text:p>
          </table:table-cell>
          <table:table-cell table:protected="true">
            <text:p>195</text:p>
          </table:table-cell>
          <table:table-cell table:protected="true">
            <text:p>210</text:p>
          </table:table-cell>
          <table:table-cell table:protected="true">
            <text:p>225</text:p>
          </table:table-cell>
          <table:table-cell table:protected="true">
            <text:p>240</text:p>
          </table:table-cell>
          <table:table-cell table:protected="true">
            <text:p>255</text:p>
          </table:table-cell>
          <table:table-cell table:protected="true">
            <text:p>270</text:p>
          </table:table-cell>
          <table:table-cell table:protected="true">
            <text:p>285</text:p>
          </table:table-cell>
        </table:table-row>
        <table:table-row table:style-name="ro0">
          <table:table-cell table:protected="true">
            <text:p>Row 16</text:p>
          </table:table-cell>
          <table:table-cell table:protected="true">
            <text:p>16</text:p>
          </table:table-cell>
          <table:table-cell table:protected="true">
            <text:p>32</text:p>
          </table:table-cell>
          <table:table-cell table:protected="true">
            <text:p>48</text:p>
          </table:table-cell>
          <table:table-cell table:protected="true">
            <text:p>64</text:p>
          </table:table-cell>
          <table:table-cell table:protected="true">
            <text:p>80</text:p>
          </table:table-cell>
          <table:table-cell table:protected="true">
            <text:p>96</text:p>
          </table:table-cell>
          <table:table-cell table:protected="true">
            <text:p>112</text:p>
          </table:table-cell>
          <table:table-cell table:protected="true">
            <text:p>128</text:p>
          </table:table-cell>
          <table:table-cell table:protected="true">
            <text:p>144</text:p>
          </table:table-cell>
          <table:table-cell table:protected="true">
            <text:p>160</text:p>
          </table:table-cell>
          <table:table-cell table:protected="true">
            <text:p>176</text:p>
          </table:table-cell>
          <table:table-cell table:protected="true">
            <text:p>192</text:p>
          </table:table-cell>
          <table:table-cell table:protected="true">
            <text:p>208</text:p>
          </table:table-cell>
          <table:table-cell table:protected="true">
            <text:p>224</text:p>
          </table:table-cell>
          <table:table-cell table:protected="true">
            <text:p>240</text:p>
          </table:table-cell>
          <table:table-cell table:protected="true">
            <text:p>256</text:p>
          </table:table-cell>
          <table:table-cell table:protected="true">
            <text:p>272</text:p>
          </table:table-cell>
          <table:table-cell table:protected="true">
            <text:p>288</text:p>
          </table:table-cell>
          <table:table-cell table:protected="true">
            <text:p>304</text:p>
          </table:table-cell>
        </table:table-row>
        <table:table-row table:style-name="ro0">
          <table:table-cell table:protected="true">
            <text:p>Row 17</text:p>
          </table:table-cell>
          <table:table-cell table:protected="true">
            <text:p>17</text:p>
          </table:table-cell>
          <table:table-cell table:protected="true">
            <text:p>34</text:p>
          </table:table-cell>
          <table:table-cell table:protected="true">
            <text:p>51</text:p>
          </table:table-cell>
          <table:table-cell table:protected="true">
            <text:p>68</text:p>
          </table:table-cell>
          <table:table-cell table:protected="true">
            <text:p>85</text:p>
          </table:table-cell>
          <table:table-cell table:protected="true">
            <text:p>102</text:p>
          </table:table-cell>
          <table:table-cell table:protected="true">
            <text:p>119</text:p>
          </table:table-cell>
          <table:table-cell table:protected="true">
            <text:p>136</text:p>
          </table:table-cell>
          <table:table-cell table:protected="true">
            <text:p>153</text:p>
          </table:table-cell>
          <table:table-cell table:protected="true">
            <text:p>170</text:p>
          </table:table-cell>
          <table:table-cell table:protected="true">
            <text:p>187</text:p>
          </table:table-cell>
          <table:table-cell table:protected="true">
            <text:p>204</text:p>
          </table:table-cell>
          <table:table-cell table:protected="true">
            <text:p>221</text:p>
          </table:table-cell>
          <table:table-cell table:protected="true">
            <text:p>238</text:p>
          </table:table-cell>
          <table:table-cell table:protected="true">
            <text:p>255</text:p>
          </table:table-cell>
          <table:table-cell table:protected="true">
            <text:p>272</text:p>
          </table:table-cell>
          <table:table-cell table:protected="true">
            <text:p>289</text:p>
          </table:table-cell>
          <table:table-cell table:protected="true">
            <text:p>306</text:p>
          </table:table-cell>
          <table:table-cell table:protected="true">
            <text:p>323</text:p>
          </table:table-cell>
        </table:table-row>
        <table:table-row table:style-name="ro0">
          <table:table-cell table:protected="true">
            <text:p>Row 18</text:p>
          </table:table-cell>
          <table:table-cell table:protected="true">
            <text:p>18</text:p>
          </table:table-cell>
          <table:table-cell table:protected="true">
            <text:p>36</text:p>
          </table:table-cell>
          <table:table-cell table:protected="true">
            <text:p>54</text:p>
          </table:table-cell>
          <table:table-cell table:protected="true">
            <text:p>72</text:p>
          </table:table-cell>
          <table:table-cell table:protected="true">
            <text:p>90</text:p>
          </table:table-cell>
          <table:table-cell table:protected="true">
            <text:p>108</text:p>
          </table:table-cell>
          <table:table-cell table:protected="true">
            <text:p>126</text:p>
          </table:table-cell>
          <table:table-cell table:protected="true">
            <text:p>144</text:p>
          </table:table-cell>
          <table:table-cell table:protected="true">
            <text:p>162</text:p>
          </table:table-cell>
          <table:table-cell table:protected="true">
            <text:p>180</text:p>
          </table:table-cell>
          <table:table-cell table:protected="true">
            <text:p>198</text:p>
          </table:table-cell>
          <table:table-cell table:protected="true">
            <text:p>216</text:p>
          </table:table-cell>
          <table:table-cell table:protected="true">
            <text:p>234</text:p>
          </table:table-cell>
          <table:table-cell table:protected="true">
            <text:p>252</text:p>
          </table:table-cell>
          <table:table-cell table:protected="true">
            <text:p>270</text:p>
          </table:table-cell>
          <table:table-cell table:protected="true">
            <text:p>288</text:p>
          </table:table-cell>
          <table:table-cell table:protected="true">
            <text:p>306</text:p>
          </table:table-cell>
          <table:table-cell table:protected="true">
            <text:p>324</text:p>
          </table:table-cell>
          <table:table-cell table:protected="true">
            <text:p>342</text:p>
          </table:table-cell>
        </table:table-row>
        <table:table-row table:style-name="ro0">
          <table:table-cell table:protected="true">
            <text:p>Row 19</text:p>
          </table:table-cell>
          <table:table-cell table:protected="true">
            <text:p>19</text:p>
          </table:table-cell>
          <table:table-cell table:protected="true">
            <text:p>38</text:p>
          </table:table-cell>
          <table:table-cell table:protected="true">
            <text:p>57</text:p>
          </table:table-cell>
          <table:table-cell table:protected="true">
            <text:p>76</text:p>
          </table:table-cell>
          <table:table-cell table:protected="true">
            <text:p>95</text:p>
          </table:table-cell>
          <table:table-cell table:protected="true">
            <text:p>114</text:p>
          </table:table-cell>
          <table:table-cell table:protected="true">
            <text:p>133</text:p>
          </table:table-cell>
          <table:table-cell table:protected="true">
            <text:p>152</text:p>
          </table:table-cell>
          <table:table-cell table:protected="true">
            <text:p>171</text:p>
          </table:table-cell>
          <table:table-cell table:protected="true">
            <text:p>190</text:p>
          </table:table-cell>
          <table:table-cell table:protected="true">
            <text:p>209</text:p>
          </table:table-cell>
          <table:table-cell table:protected="true">
            <text:p>228</text:p>
          </table:table-cell>
          <table:table-cell table:protected="true">
            <text:p>247</text:p>
          </table:table-cell>
          <table:table-cell table:protected="true">
            <text:p>266</text:p>
          </table:table-cell>
          <table:table-cell table:protected="true">
            <text:p>285</text:p>
          </table:table-cell>
          <table:table-cell table:protected="true">
            <text:p>304</text:p>
          </table:table-cell>
          <table:table-cell table:protected="true">
            <text:p>323</text:p>
          </table:table-cell>
          <table:table-cell table:protected="true">
            <text:p>342</text:p>
          </table:table-cell>
          <table:table-cell table:protected="true">
            <text:p>361</text:p>
          </table:table-cell>
        </table:table-row>
        <table:table-row table:style-name="ro0">
          <table:table-cell table:protected="true">
            <text:p>Row 20</text:p>
          </table:table-cell>
          <table:table-cell table:protected="true">
            <text:p>20</text:p>
          </table:table-cell>
          <table:table-cell table:protected="true">
            <text:p>40</text:p>
          </table:table-cell>
          <table:table-cell table:protected="true">
            <text:p>60</text:p>
          </table:table-cell>
          <table:table-cell table:protected="true">
            <text:p>80</text:p>
          </table:table-cell>
          <table:table-cell table:protected="true">
            <text:p>100</text:p>
          </table:table-cell>
          <table:table-cell table:protected="true">
            <text:p>120</text:p>
          </table:table-cell>
          <table:table-cell table:protected="true">
            <text:p>140</text:p>
          </table:table-cell>
          <table:table-cell table:protected="true">
            <text:p>160</text:p>
          </table:table-cell>
          <table:table-cell table:protected="true">
            <text:p>180</text:p>
          </table:table-cell>
          <table:table-cell table:protected="true">
            <text:p>200</text:p>
          </table:table-cell>
          <table:table-cell table:protected="true">
            <text:p>220</text:p>
          </table:table-cell>
          <table:table-cell table:protected="true">
            <text:p>240</text:p>
          </table:table-cell>
          <table:table-cell table:protected="true">
            <text:p>260</text:p>
          </table:table-cell>
          <table:table-cell table:protected="true">
            <text:p>280</text:p>
          </table:table-cell>
          <table:table-cell table:protected="true">
            <text:p>300</text:p>
          </table:table-cell>
          <table:table-cell table:protected="true">
            <text:p>320</text:p>
          </table:table-cell>
          <table:table-cell table:protected="true">
            <text:p>340</text:p>
          </table:table-cell>
          <table:table-cell table:protected="true">
            <text:p>360</text:p>
          </table:table-cell>
          <table:table-cell table:protected="true">
            <text:p>380</text:p>
          </table:table-cell>
        </table:table-row>
        <table:table-row table:style-name="ro0">
          <table:table-cell table:protected="true">
            <text:p>Row 21</text:p>
          </table:table-cell>
          <table:table-cell table:protected="true">
            <text:p>21</text:p>
          </table:table-cell>
          <table:table-cell table:protected="true">
            <text:p>42</text:p>
          </table:table-cell>
          <table:table-cell table:protected="true">
            <text:p>63</text:p>
          </table:table-cell>
          <table:table-cell table:protected="true">
            <text:p>84</text:p>
          </table:table-cell>
          <table:table-cell table:protected="true">
            <text:p>105</text:p>
          </table:table-cell>
          <table:table-cell table:protected="true">
            <text:p>126</text:p>
          </table:table-cell>
          <table:table-cell table:protected="true">
            <text:p>147</text:p>
          </table:table-cell>
          <table:table-cell table:protected="true">
            <text:p>168</text:p>
          </table:table-cell>
          <table:table-cell table:protected="true">
            <text:p>189</text:p>
          </table:table-cell>
          <table:table-cell table:protected="true">
            <text:p>210</text:p>
          </table:table-cell>
          <table:table-cell table:protected="true">
            <text:p>231</text:p>
          </table:table-cell>
          <table:table-cell table:protected="true">
            <text:p>252</text:p>
          </table:table-cell>
          <table:table-cell table:protected="true">
            <text:p>273</text:p>
          </table:table-cell>
          <table:table-cell table:protected="true">
            <text:p>294</text:p>
          </table:table-cell>
          <table:table-cell table:protected="true">
            <text:p>315</text:p>
          </table:table-cell>
          <table:table-cell table:protected="true">
            <text:p>336</text:p>
          </table:table-cell>
          <table:table-cell table:protected="true">
            <text:p>357</text:p>
          </table:table-cell>
          <table:table-cell table:protected="true">
            <text:p>378</text:p>
          </table:table-cell>
          <table:table-cell table:protected="true">
            <text:p>399</text:p>
          </table:table-cell>
        </table:table-row>
        <table:table-row table:style-name="ro0">
          <table:table-cell table:protected="true">
            <text:p>Row 22</text:p>
          </table:table-cell>
          <table:table-cell table:protected="true">
            <text:p>22</text:p>
          </table:table-cell>
          <table:table-cell table:protected="true">
            <text:p>44</text:p>
          </table:table-cell>
          <table:table-cell table:protected="true">
            <text:p>66</text:p>
          </table:table-cell>
          <table:table-cell table:protected="true">
            <text:p>88</text:p>
          </table:table-cell>
          <table:table-cell table:protected="true">
            <text:p>110</text:p>
          </table:table-cell>
          <table:table-cell table:protected="true">
            <text:p>132</text:p>
          </table:table-cell>
          <table:table-cell table:protected="true">
            <text:p>154</text:p>
          </table:table-cell>
          <table:table-cell table:protected="true">
            <text:p>176</text:p>
          </table:table-cell>
          <table:table-cell table:protected="true">
            <text:p>198</text:p>
          </table:table-cell>
          <table:table-cell table:protected="true">
            <text:p>220</text:p>
          </table:table-cell>
          <table:table-cell table:protected="true">
            <text:p>242</text:p>
          </table:table-cell>
          <table:table-cell table:protected="true">
            <text:p>264</text:p>
          </table:table-cell>
          <table:table-cell table:protected="true">
            <text:p>286</text:p>
          </table:table-cell>
          <table:table-cell table:protected="true">
            <text:p>308</text:p>
          </table:table-cell>
          <table:table-cell table:protected="true">
            <text:p>330</text:p>
          </table:table-cell>
          <table:table-cell table:protected="true">
            <text:p>352</text:p>
          </table:table-cell>
          <table:table-cell table:protected="true">
            <text:p>374</text:p>
          </table:table-cell>
          <table:table-cell table:protected="true">
            <text:p>396</text:p>
          </table:table-cell>
          <table:table-cell table:protected="true">
            <text:p>418</text:p>
          </table:table-cell>
        </table:table-row>
        <table:table-row table:style-name="ro0">
          <table:table-cell table:protected="true">
            <text:p>Row 23</text:p>
          </table:table-cell>
          <table:table-cell table:protected="true">
            <text:p>23</text:p>
          </table:table-cell>
          <table:table-cell table:protected="true">
            <text:p>46</text:p>
          </table:table-cell>
          <table:table-cell table:protected="true">
            <text:p>69</text:p>
          </table:table-cell>
          <table:table-cell table:protected="true">
            <text:p>92</text:p>
          </table:table-cell>
          <table:table-cell table:protected="true">
            <text:p>115</text:p>
          </table:table-cell>
          <table:table-cell table:protected="true">
            <text:p>138</text:p>
          </table:table-cell>
          <table:table-cell table:protected="true">
            <text:p>161</text:p>
          </table:table-cell>
          <table:table-cell table:protected="true">
            <text:p>184</text:p>
          </table:table-cell>
          <table:table-cell table:protected="true">
            <text:p>207</text:p>
          </table:table-cell>
          <table:table-cell table:protected="true">
            <text:p>230</text:p>
          </table:table-cell>
          <table:table-cell table:protected="true">
            <text:p>253</text:p>
          </table:table-cell>
          <table:table-cell table:protected="true">
            <text:p>276</text:p>
          </table:table-cell>
          <table:table-cell table:protected="true">
            <text:p>299</text:p>
          </table:table-cell>
          <table:table-cell table:protected="true">
            <text:p>322</text:p>
          </table:table-cell>
          <table:table-cell table:protected="true">
            <text:p>345</text:p>
          </table:table-cell>
          <table:table-cell table:protected="true">
            <text:p>368</text:p>
          </table:table-cell>
          <table:table-cell table:protected="true">
            <text:p>391</text:p>
          </table:table-cell>
          <table:table-cell table:protected="true">
            <text:p>414</text:p>
          </table:table-cell>
          <table:table-cell table:protected="true">
            <text:p>437</text:p>
          </table:table-cell>
        </table:table-row>
        <table:table-row table:style-name="ro0">
          <table:table-cell table:protected="true">
            <text:p>Row 24</text:p>
          </table:table-cell>
          <table:table-cell table:protected="true">
            <text:p>24</text:p>
          </table:table-cell>
          <table:table-cell table:protected="true">
            <text:p>48</text:p>
          </table:table-cell>
          <table:table-cell table:protected="true">
            <text:p>72</text:p>
          </table:table-cell>
          <table:table-cell table:protected="true">
            <text:p>96</text:p>
          </table:table-cell>
          <table:table-cell table:protected="true">
            <text:p>120</text:p>
          </table:table-cell>
          <table:table-cell table:protected="true">
            <text:p>144</text:p>
          </table:table-cell>
          <table:table-cell table:protected="true">
            <text:p>168</text:p>
          </table:table-cell>
          <table:table-cell table:protected="true">
            <text:p>192</text:p>
          </table:table-cell>
          <table:table-cell table:protected="true">
            <text:p>216</text:p>
          </table:table-cell>
          <table:table-cell table:protected="true">
            <text:p>240</text:p>
          </table:table-cell>
          <table:table-cell table:protected="true">
            <text:p>264</text:p>
          </table:table-cell>
          <table:table-cell table:protected="true">
            <text:p>288</text:p>
          </table:table-cell>
          <table:table-cell table:protected="true">
            <text:p>312</text:p>
          </table:table-cell>
          <table:table-cell table:protected="true">
            <text:p>336</text:p>
          </table:table-cell>
          <table:table-cell table:protected="true">
            <text:p>360</text:p>
          </table:table-cell>
          <table:table-cell table:protected="true">
            <text:p>384</text:p>
          </table:table-cell>
          <table:table-cell table:protected="true">
            <text:p>408</text:p>
          </table:table-cell>
          <table:table-cell table:protected="true">
            <text:p>432</text:p>
          </table:table-cell>
          <table:table-cell table:protected="true">
            <text:p>456</text:p>
          </table:table-cell>
        </table:table-row>
        <table:table-row table:style-name="ro0">
          <table:table-cell table:protected="true">
            <text:p>Row 25</text:p>
          </table:table-cell>
          <table:table-cell table:protected="true">
            <text:p>25</text:p>
          </table:table-cell>
          <table:table-cell table:protected="true">
            <text:p>50</text:p>
          </table:table-cell>
          <table:table-cell table:protected="true">
            <text:p>75</text:p>
          </table:table-cell>
          <table:table-cell table:protected="true">
            <text:p>100</text:p>
          </table:table-cell>
          <table:table-cell table:protected="true">
            <text:p>125</text:p>
          </table:table-cell>
          <table:table-cell table:protected="true">
            <text:p>150</text:p>
          </table:table-cell>
          <table:table-cell table:protected="true">
            <text:p>175</text:p>
          </table:table-cell>
          <table:table-cell table:protected="true">
            <text:p>200</text:p>
          </table:table-cell>
          <table:table-cell table:protected="true">
            <text:p>225</text:p>
          </table:table-cell>
          <table:table-cell table:protected="true">
            <text:p>250</text:p>
          </table:table-cell>
          <table:table-cell table:protected="true">
            <text:p>275</text:p>
          </table:table-cell>
          <table:table-cell table:protected="true">
            <text:p>300</text:p>
          </table:table-cell>
          <table:table-cell table:protected="true">
            <text:p>325</text:p>
          </table:table-cell>
          <table:table-cell table:protected="true">
            <text:p>350</text:p>
          </table:table-cell>
          <table:table-cell table:protected="true">
            <text:p>375</text:p>
          </table:table-cell>
          <table:table-cell table:protected="true">
            <text:p>400</text:p>
          </table:table-cell>
          <table:table-cell table:protected="true">
            <text:p>425</text:p>
          </table:table-cell>
          <table:table-cell table:protected="true">
            <text:p>450</text:p>
          </table:table-cell>
          <table:table-cell table:protected="true">
            <text:p>475</text:p>
          </table:table-cell>
        </table:table-row>
        <table:table-row table:style-name="ro0">
          <table:table-cell table:protected="true">
            <text:p>Row 26</text:p>
          </table:table-cell>
          <table:table-cell table:protected="true">
            <text:p>26</text:p>
          </table:table-cell>
          <table:table-cell table:protected="true">
            <text:p>52</text:p>
          </table:table-cell>
          <table:table-cell table:protected="true">
            <text:p>78</text:p>
          </table:table-cell>
          <table:table-cell table:protected="true">
            <text:p>104</text:p>
          </table:table-cell>
          <table:table-cell table:protected="true">
            <text:p>130</text:p>
          </table:table-cell>
          <table:table-cell table:protected="true">
            <text:p>156</text:p>
          </table:table-cell>
          <table:table-cell table:protected="true">
            <text:p>182</text:p>
          </table:table-cell>
          <table:table-cell table:protected="true">
            <text:p>208</text:p>
          </table:table-cell>
          <table:table-cell table:protected="true">
            <text:p>234</text:p>
          </table:table-cell>
          <table:table-cell table:protected="true">
            <text:p>260</text:p>
          </table:table-cell>
          <table:table-cell table:protected="true">
            <text:p>286</text:p>
          </table:table-cell>
          <table:table-cell table:protected="true">
            <text:p>312</text:p>
          </table:table-cell>
          <table:table-cell table:protected="true">
            <text:p>338</text:p>
          </table:table-cell>
          <table:table-cell table:protected="true">
            <text:p>364</text:p>
          </table:table-cell>
          <table:table-cell table:protected="true">
            <text:p>390</text:p>
          </table:table-cell>
          <table:table-cell table:protected="true">
            <text:p>416</text:p>
          </table:table-cell>
          <table:table-cell table:protected="true">
            <text:p>442</text:p>
          </table:table-cell>
          <table:table-cell table:protected="true">
            <text:p>468</text:p>
          </table:table-cell>
          <table:table-cell table:protected="true">
            <text:p>494</text:p>
          </table:table-cell>
        </table:table-row>
        <table:table-row table:style-name="ro0">
          <table:table-cell table:protected="true">
            <text:p>Row 27</text:p>
          </table:table-cell>
          <table:table-cell table:protected="true">
            <text:p>27</text:p>
          </table:table-cell>
          <table:table-cell table:protected="true">
            <text:p>54</text:p>
          </table:table-cell>
          <table:table-cell table:protected="true">
            <text:p>81</text:p>
          </table:table-cell>
          <table:table-cell table:protected="true">
            <text:p>108</text:p>
          </table:table-cell>
          <table:table-cell table:protected="true">
            <text:p>135</text:p>
          </table:table-cell>
          <table:table-cell table:protected="true">
            <text:p>162</text:p>
          </table:table-cell>
          <table:table-cell table:protected="true">
            <text:p>189</text:p>
          </table:table-cell>
          <table:table-cell table:protected="true">
            <text:p>216</text:p>
          </table:table-cell>
          <table:table-cell table:protected="true">
            <text:p>243</text:p>
          </table:table-cell>
          <table:table-cell table:protected="true">
            <text:p>270</text:p>
          </table:table-cell>
          <table:table-cell table:protected="true">
            <text:p>297</text:p>
          </table:table-cell>
          <table:table-cell table:protected="true">
            <text:p>324</text:p>
          </table:table-cell>
          <table:table-cell table:protected="true">
            <text:p>351</text:p>
          </table:table-cell>
          <table:table-cell table:protected="true">
            <text:p>378</text:p>
          </table:table-cell>
          <table:table-cell table:protected="true">
            <text:p>405</text:p>
          </table:table-cell>
          <table:table-cell table:protected="true">
            <text:p>432</text:p>
          </table:table-cell>
          <table:table-cell table:protected="true">
            <text:p>459</text:p>
          </table:table-cell>
          <table:table-cell table:protected="true">
            <text:p>486</text:p>
          </table:table-cell>
          <table:table-cell table:protected="true">
            <text:p>513</text:p>
          </table:table-cell>
        </table:table-row>
        <table:table-row table:style-name="ro0">
          <table:table-cell table:protected="true">
            <text:p>Row 28</text:p>
          </table:table-cell>
          <table:table-cell table:protected="true">
            <text:p>28</text:p>
          </table:table-cell>
          <table:table-cell table:protected="true">
            <text:p>56</text:p>
          </table:table-cell>
          <table:table-cell table:protected="true">
            <text:p>84</text:p>
          </table:table-cell>
          <table:table-cell table:protected="true">
            <text:p>112</text:p>
          </table:table-cell>
          <table:table-cell table:protected="true">
            <text:p>140</text:p>
          </table:table-cell>
          <table:table-cell table:protected="true">
            <text:p>168</text:p>
          </table:table-cell>
          <table:table-cell table:protected="true">
            <text:p>196</text:p>
          </table:table-cell>
          <table:table-cell table:protected="true">
            <text:p>224</text:p>
          </table:table-cell>
          <table:table-cell table:protected="true">
            <text:p>252</text:p>
          </table:table-cell>
          <table:table-cell table:protected="true">
            <text:p>280</text:p>
          </table:table-cell>
          <table:table-cell table:protected="true">
            <text:p>308</text:p>
          </table:table-cell>
          <table:table-cell table:protected="true">
            <text:p>336</text:p>
          </table:table-cell>
          <table:table-cell table:protected="true">
            <text:p>364</text:p>
          </table:table-cell>
          <table:table-cell table:protected="true">
            <text:p>392</text:p>
          </table:table-cell>
          <table:table-cell table:protected="true">
            <text:p>420</text:p>
          </table:table-cell>
          <table:table-cell table:protected="true">
            <text:p>448</text:p>
          </table:table-cell>
          <table:table-cell table:protected="true">
            <text:p>476</text:p>
          </table:table-cell>
          <table:table-cell table:protected="true">
            <text:p>504</text:p>
          </table:table-cell>
          <table:table-cell table:protected="true">
            <text:p>532</text:p>
          </table:table-cell>
        </table:table-row>
        <table:table-row table:style-name="ro0">
          <table:table-cell table:protected="true">
            <text:p>Row 29</text:p>
          </table:table-cell>
          <table:table-cell table:protected="true">
            <text:p>29</text:p>
          </table:table-cell>
          <table:table-cell table:protected="true">
            <text:p>58</text:p>
          </table:table-cell>
          <table:table-cell table:protected="true">
            <text:p>87</text:p>
          </table:table-cell>
          <table:table-cell table:protected="true">
            <text:p>116</text:p>
          </table:table-cell>
          <table:table-cell table:protected="true">
            <text:p>145</text:p>
          </table:table-cell>
          <table:table-cell table:protected="true">
            <text:p>174</text:p>
          </table:table-cell>
          <table:table-cell table:protected="true">
            <text:p>203</text:p>
          </table:table-cell>
          <table:table-cell table:protected="true">
            <text:p>232</text:p>
          </table:table-cell>
          <table:table-cell table:protected="true">
            <text:p>261</text:p>
          </table:table-cell>
          <table:table-cell table:protected="true">
            <text:p>290</text:p>
          </table:table-cell>
          <table:table-cell table:protected="true">
            <text:p>319</text:p>
          </table:table-cell>
          <table:table-cell table:protected="true">
            <text:p>348</text:p>
          </table:table-cell>
          <table:table-cell table:protected="true">
            <text:p>377</text:p>
          </table:table-cell>
          <table:table-cell table:protected="true">
            <text:p>406</text:p>
          </table:table-cell>
          <table:table-cell table:protected="true">
            <text:p>435</text:p>
          </table:table-cell>
          <table:table-cell table:protected="true">
            <text:p>464</text:p>
          </table:table-cell>
          <table:table-cell table:protected="true">
            <text:p>493</text:p>
          </table:table-cell>
          <table:table-cell table:protected="true">
            <text:p>522</text:p>
          </table:table-cell>
          <table:table-cell table:protected="true">
            <text:p>551</text:p>
          </table:table-cell>
        </table:table-row>
        <table:table-row table:style-name="ro0">
          <table:table-cell table:protected="true">
            <text:p>Row 30</text:p>
          </table:table-cell>
          <table:table-cell table:protected="true">
            <text:p>30</text:p>
          </table:table-cell>
          <table:table-cell table:protected="true">
            <text:p>60</text:p>
          </table:table-cell>
          <table:table-cell table:protected="true">
            <text:p>90</text:p>
          </table:table-cell>
          <table:table-cell table:protected="true">
            <text:p>120</text:p>
          </table:table-cell>
          <table:table-cell table:protected="true">
            <text:p>150</text:p>
          </table:table-cell>
          <table:table-cell table:protected="true">
            <text:p>180</text:p>
          </table:table-cell>
          <table:table-cell table:protected="true">
            <text:p>210</text:p>
          </table:table-cell>
          <table:table-cell table:protected="true">
            <text:p>240</text:p>
          </table:table-cell>
          <table:table-cell table:protected="true">
            <text:p>270</text:p>
          </table:table-cell>
          <table:table-cell table:protected="true">
            <text:p>300</text:p>
          </table:table-cell>
          <table:table-cell table:protected="true">
            <text:p>330</text:p>
          </table:table-cell>
          <table:table-cell table:protected="true">
            <text:p>360</text:p>
          </table:table-cell>
          <table:table-cell table:protected="true">
            <text:p>390</text:p>
          </table:table-cell>
          <table:table-cell table:protected="true">
            <text:p>420</text:p>
          </table:table-cell>
          <table:table-cell table:protected="true">
            <text:p>450</text:p>
          </table:table-cell>
          <table:table-cell table:protected="true">
            <text:p>480</text:p>
          </table:table-cell>
          <table:table-cell table:protected="true">
            <text:p>510</text:p>
          </table:table-cell>
          <table:table-cell table:protected="true">
            <text:p>540</text:p>
          </table:table-cell>
          <table:table-cell table:protected="true">
            <text:p>570</text:p>
          </table:table-cell>
        </table:table-row>
        <table:table-row table:style-name="ro0">
          <table:table-cell table:protected="true">
            <text:p>Row 31</text:p>
          </table:table-cell>
          <table:table-cell table:protected="true">
            <text:p>31</text:p>
          </table:table-cell>
          <table:table-cell table:protected="true">
            <text:p>62</text:p>
          </table:table-cell>
          <table:table-cell table:protected="true">
            <text:p>93</text:p>
          </table:table-cell>
          <table:table-cell table:protected="true">
            <text:p>124</text:p>
          </table:table-cell>
          <table:table-cell table:protected="true">
            <text:p>155</text:p>
          </table:table-cell>
          <table:table-cell table:protected="true">
            <text:p>186</text:p>
          </table:table-cell>
          <table:table-cell table:protected="true">
            <text:p>217</text:p>
          </table:table-cell>
          <table:table-cell table:protected="true">
            <text:p>248</text:p>
          </table:table-cell>
          <table:table-cell table:protected="true">
            <text:p>279</text:p>
          </table:table-cell>
          <table:table-cell table:protected="true">
            <text:p>310</text:p>
          </table:table-cell>
          <table:table-cell table:protected="true">
            <text:p>341</text:p>
          </table:table-cell>
          <table:table-cell table:protected="true">
            <text:p>372</text:p>
          </table:table-cell>
          <table:table-cell table:protected="true">
            <text:p>403</text:p>
          </table:table-cell>
          <table:table-cell table:protected="true">
            <text:p>434</text:p>
          </table:table-cell>
          <table:table-cell table:protected="true">
            <text:p>465</text:p>
          </table:table-cell>
          <table:table-cell table:protected="true">
            <text:p>496</text:p>
          </table:table-cell>
          <table:table-cell table:protected="true">
            <text:p>527</text:p>
          </table:table-cell>
          <table:table-cell table:protected="true">
            <text:p>558</text:p>
          </table:table-cell>
          <table:table-cell table:protected="true">
            <text:p>589</text:p>
          </table:table-cell>
        </table:table-row>
        <table:table-row table:style-name="ro0">
          <table:table-cell table:protected="true">
            <text:p>Row 32</text:p>
          </table:table-cell>
          <table:table-cell table:protected="true">
            <text:p>32</text:p>
          </table:table-cell>
          <table:table-cell table:protected="true">
            <text:p>64</text:p>
          </table:table-cell>
          <table:table-cell table:protected="true">
            <text:p>96</text:p>
          </table:table-cell>
          <table:table-cell table:protected="true">
            <text:p>128</text:p>
          </table:table-cell>
          <table:table-cell table:protected="true">
            <text:p>160</text:p>
          </table:table-cell>
          <table:table-cell table:protected="true">
            <text:p>192</text:p>
          </table:table-cell>
          <table:table-cell table:protected="true">
            <text:p>224</text:p>
          </table:table-cell>
          <table:table-cell table:protected="true">
            <text:p>256</text:p>
          </table:table-cell>
          <table:table-cell table:protected="true">
            <text:p>288</text:p>
          </table:table-cell>
          <table:table-cell table:protected="true">
            <text:p>320</text:p>
          </table:table-cell>
          <table:table-cell table:protected="true">
            <text:p>352</text:p>
          </table:table-cell>
          <table:table-cell table:protected="true">
            <text:p>384</text:p>
          </table:table-cell>
          <table:table-cell table:protected="true">
            <text:p>416</text:p>
          </table:table-cell>
          <table:table-cell table:protected="true">
            <text:p>448</text:p>
          </table:table-cell>
          <table:table-cell table:protected="true">
            <text:p>480</text:p>
          </table:table-cell>
          <table:table-cell table:protected="true">
            <text:p>512</text:p>
          </table:table-cell>
          <table:table-cell table:protected="true">
            <text:p>544</text:p>
          </table:table-cell>
          <table:table-cell table:protected="true">
            <text:p>576</text:p>
          </table:table-cell>
          <table:table-cell table:protected="true">
            <text:p>608</text:p>
          </table:table-cell>
        </table:table-row>
        <table:table-row table:style-name="ro0">
          <table:table-cell table:protected="true">
            <text:p>Row 33</text:p>
          </table:table-cell>
          <table:table-cell table:protected="true">
            <text:p>33</text:p>
          </table:table-cell>
          <table:table-cell table:protected="true">
            <text:p>66</text:p>
          </table:table-cell>
          <table:table-cell table:protected="true">
            <text:p>99</text:p>
          </table:table-cell>
          <table:table-cell table:protected="true">
            <text:p>132</text:p>
          </table:table-cell>
          <table:table-cell table:protected="true">
            <text:p>165</text:p>
          </table:table-cell>
          <table:table-cell table:protected="true">
            <text:p>198</text:p>
          </table:table-cell>
          <table:table-cell table:protected="true">
            <text:p>231</text:p>
          </table:table-cell>
          <table:table-cell table:protected="true">
            <text:p>264</text:p>
          </table:table-cell>
          <table:table-cell table:protected="true">
            <text:p>297</text:p>
          </table:table-cell>
          <table:table-cell table:protected="true">
            <text:p>330</text:p>
          </table:table-cell>
          <table:table-cell table:protected="true">
            <text:p>363</text:p>
          </table:table-cell>
          <table:table-cell table:protected="true">
            <text:p>396</text:p>
          </table:table-cell>
          <table:table-cell table:protected="true">
            <text:p>429</text:p>
          </table:table-cell>
          <table:table-cell table:protected="true">
            <text:p>462</text:p>
          </table:table-cell>
          <table:table-cell table:protected="true">
            <text:p>495</text:p>
          </table:table-cell>
          <table:table-cell table:protected="true">
            <text:p>528</text:p>
          </table:table-cell>
          <table:table-cell table:protected="true">
            <text:p>561</text:p>
          </table:table-cell>
          <table:table-cell table:protected="true">
            <text:p>594</text:p>
          </table:table-cell>
          <table:table-cell table:protected="true">
            <text:p>627</text:p>
          </table:table-cell>
        </table:table-row>
        <table:table-row table:style-name="ro0">
          <table:table-cell table:protected="true">
            <text:p>Row 34</text:p>
          </table:table-cell>
          <table:table-cell table:protected="true">
            <text:p>34</text:p>
          </table:table-cell>
          <table:table-cell table:protected="true">
            <text:p>68</text:p>
          </table:table-cell>
          <table:table-cell table:protected="true">
            <text:p>102</text:p>
          </table:table-cell>
          <table:table-cell table:protected="true">
            <text:p>136</text:p>
          </table:table-cell>
          <table:table-cell table:protected="true">
            <text:p>170</text:p>
          </table:table-cell>
          <table:table-cell table:protected="true">
            <text:p>204</text:p>
          </table:table-cell>
          <table:table-cell table:protected="true">
            <text:p>238</text:p>
          </table:table-cell>
          <table:table-cell table:protected="true">
            <text:p>272</text:p>
          </table:table-cell>
          <table:table-cell table:protected="true">
            <text:p>306</text:p>
          </table:table-cell>
          <table:table-cell table:protected="true">
            <text:p>340</text:p>
          </table:table-cell>
          <table:table-cell table:protected="true">
            <text:p>374</text:p>
          </table:table-cell>
          <table:table-cell table:protected="true">
            <text:p>408</text:p>
          </table:table-cell>
          <table:table-cell table:protected="true">
            <text:p>442</text:p>
          </table:table-cell>
          <table:table-cell table:protected="true">
            <text:p>476</text:p>
          </table:table-cell>
          <table:table-cell table:protected="true">
            <text:p>510</text:p>
          </table:table-cell>
          <table:table-cell table:protected="true">
            <text:p>544</text:p>
          </table:table-cell>
          <table:table-cell table:protected="true">
            <text:p>578</text:p>
          </table:table-cell>
          <table:table-cell table:protected="true">
            <text:p>612</text:p>
          </table:table-cell>
          <table:table-cell table:protected="true">
            <text:p>646</text:p>
          </table:table-cell>
        </table:table-row>
        <table:table-row table:style-name="ro0">
          <table:table-cell table:protected="true">
            <text:p>Row 35</text:p>
          </table:table-cell>
          <table:table-cell table:protected="true">
            <text:p>35</text:p>
          </table:table-cell>
          <table:table-cell table:protected="true">
            <text:p>70</text:p>
          </table:table-cell>
          <table:table-cell table:protected="true">
            <text:p>105</text:p>
          </table:table-cell>
          <table:table-cell table:protected="true">
            <text:p>140</text:p>
          </table:table-cell>
          <table:table-cell table:protected="true">
            <text:p>175</text:p>
          </table:table-cell>
          <table:table-cell table:protected="true">
            <text:p>210</text:p>
          </table:table-cell>
          <table:table-cell table:protected="true">
            <text:p>245</text:p>
          </table:table-cell>
          <table:table-cell table:protected="true">
            <text:p>280</text:p>
          </table:table-cell>
          <table:table-cell table:protected="true">
            <text:p>315</text:p>
          </table:table-cell>
          <table:table-cell table:protected="true">
            <text:p>350</text:p>
          </table:table-cell>
          <table:table-cell table:protected="true">
            <text:p>385</text:p>
          </table:table-cell>
          <table:table-cell table:protected="true">
            <text:p>420</text:p>
          </table:table-cell>
          <table:table-cell table:protected="true">
            <text:p>455</text:p>
          </table:table-cell>
          <table:table-cell table:protected="true">
            <text:p>490</text:p>
          </table:table-cell>
          <table:table-cell table:protected="true">
            <text:p>525</text:p>
          </table:table-cell>
          <table:table-cell table:protected="true">
            <text:p>560</text:p>
          </table:table-cell>
          <table:table-cell table:protected="true">
            <text:p>595</text:p>
          </table:table-cell>
          <table:table-cell table:protected="true">
            <text:p>630</text:p>
          </table:table-cell>
          <table:table-cell table:protected="true">
            <text:p>665</text:p>
          </table:table-cell>
        </table:table-row>
        <table:table-row table:style-name="ro0">
          <table:table-cell table:protected="true">
            <text:p>Row 36</text:p>
          </table:table-cell>
          <table:table-cell table:protected="true">
            <text:p>36</text:p>
          </table:table-cell>
          <table:table-cell table:protected="true">
            <text:p>72</text:p>
          </table:table-cell>
          <table:table-cell table:protected="true">
            <text:p>108</text:p>
          </table:table-cell>
          <table:table-cell table:protected="true">
            <text:p>144</text:p>
          </table:table-cell>
          <table:table-cell table:protected="true">
            <text:p>180</text:p>
          </table:table-cell>
          <table:table-cell table:protected="true">
            <text:p>216</text:p>
          </table:table-cell>
          <table:table-cell table:protected="true">
            <text:p>252</text:p>
          </table:table-cell>
          <table:table-cell table:protected="true">
            <text:p>288</text:p>
          </table:table-cell>
          <table:table-cell table:protected="true">
            <text:p>324</text:p>
          </table:table-cell>
          <table:table-cell table:protected="true">
            <text:p>360</text:p>
          </table:table-cell>
          <table:table-cell table:protected="true">
            <text:p>396</text:p>
          </table:table-cell>
          <table:table-cell table:protected="true">
            <text:p>432</text:p>
          </table:table-cell>
          <table:table-cell table:protected="true">
            <text:p>468</text:p>
          </table:table-cell>
          <table:table-cell table:protected="true">
            <text:p>504</text:p>
          </table:table-cell>
          <table:table-cell table:protected="true">
            <text:p>540</text:p>
          </table:table-cell>
          <table:table-cell table:protected="true">
            <text:p>576</text:p>
          </table:table-cell>
          <table:table-cell table:protected="true">
            <text:p>612</text:p>
          </table:table-cell>
          <table:table-cell table:protected="true">
            <text:p>648</text:p>
          </table:table-cell>
          <table:table-cell table:protected="true">
            <text:p>684</text:p>
          </table:table-cell>
        </table:table-row>
        <table:table-row table:style-name="ro0">
          <table:table-cell table:protected="true">
            <text:p>Row 37</text:p>
          </table:table-cell>
          <table:table-cell table:protected="true">
            <text:p>37</text:p>
          </table:table-cell>
          <table:table-cell table:protected="true">
            <text:p>74</text:p>
          </table:table-cell>
          <table:table-cell table:protected="true">
            <text:p>111</text:p>
          </table:table-cell>
          <table:table-cell table:protected="true">
            <text:p>148</text:p>
          </table:table-cell>
          <table:table-cell table:protected="true">
            <text:p>185</text:p>
          </table:table-cell>
          <table:table-cell table:protected="true">
            <text:p>222</text:p>
          </table:table-cell>
          <table:table-cell table:protected="true">
            <text:p>259</text:p>
          </table:table-cell>
          <table:table-cell table:protected="true">
            <text:p>296</text:p>
          </table:table-cell>
          <table:table-cell table:protected="true">
            <text:p>333</text:p>
          </table:table-cell>
          <table:table-cell table:protected="true">
            <text:p>370</text:p>
          </table:table-cell>
          <table:table-cell table:protected="true">
            <text:p>407</text:p>
          </table:table-cell>
          <table:table-cell table:protected="true">
            <text:p>444</text:p>
          </table:table-cell>
          <table:table-cell table:protected="true">
            <text:p>481</text:p>
          </table:table-cell>
          <table:table-cell table:protected="true">
            <text:p>518</text:p>
          </table:table-cell>
          <table:table-cell table:protected="true">
            <text:p>555</text:p>
          </table:table-cell>
          <table:table-cell table:protected="true">
            <text:p>592</text:p>
          </table:table-cell>
          <table:table-cell table:protected="true">
            <text:p>629</text:p>
          </table:table-cell>
          <table:table-cell table:protected="true">
            <text:p>666</text:p>
          </table:table-cell>
          <table:table-cell table:protected="true">
            <text:p>703</text:p>
          </table:table-cell>
        </table:table-row>
        <table:table-row table:style-name="ro0">
          <table:table-cell table:protected="true">
            <text:p>Row 38</text:p>
          </table:table-cell>
          <table:table-cell table:protected="true">
            <text:p>38</text:p>
          </table:table-cell>
          <table:table-cell table:protected="true">
            <text:p>76</text:p>
          </table:table-cell>
          <table:table-cell table:protected="true">
            <text:p>114</text:p>
          </table:table-cell>
          <table:table-cell table:protected="true">
            <text:p>152</text:p>
          </table:table-cell>
          <table:table-cell table:protected="true">
            <text:p>190</text:p>
          </table:table-cell>
          <table:table-cell table:protected="true">
            <text:p>228</text:p>
          </table:table-cell>
          <table:table-cell table:protected="true">
            <text:p>266</text:p>
          </table:table-cell>
          <table:table-cell table:protected="true">
            <text:p>304</text:p>
          </table:table-cell>
          <table:table-cell table:protected="true">
            <text:p>342</text:p>
          </table:table-cell>
          <table:table-cell table:protected="true">
            <text:p>380</text:p>
          </table:table-cell>
          <table:table-cell table:protected="true">
            <text:p>418</text:p>
          </table:table-cell>
          <table:table-cell table:protected="true">
            <text:p>456</text:p>
          </table:table-cell>
          <table:table-cell table:protected="true">
            <text:p>494</text:p>
          </table:table-cell>
          <table:table-cell table:protected="true">
            <text:p>532</text:p>
          </table:table-cell>
          <table:table-cell table:protected="true">
            <text:p>570</text:p>
          </table:table-cell>
          <table:table-cell table:protected="true">
            <text:p>608</text:p>
          </table:table-cell>
          <table:table-cell table:protected="true">
            <text:p>646</text:p>
          </table:table-cell>
          <table:table-cell table:protected="true">
            <text:p>684</text:p>
          </table:table-cell>
          <table:table-cell table:protected="true">
            <text:p>722</text:p>
          </table:table-cell>
        </table:table-row>
        <table:table-row table:style-name="ro0">
          <table:table-cell table:protected="true">
            <text:p>Row 39</text:p>
          </table:table-cell>
          <table:table-cell table:protected="true">
            <text:p>39</text:p>
          </table:table-cell>
          <table:table-cell table:protected="true">
            <text:p>78</text:p>
          </table:table-cell>
          <table:table-cell table:protected="true">
            <text:p>117</text:p>
          </table:table-cell>
          <table:table-cell table:protected="true">
            <text:p>156</text:p>
          </table:table-cell>
          <table:table-cell table:protected="true">
            <text:p>195</text:p>
          </table:table-cell>
          <table:table-cell table:protected="true">
            <text:p>234</text:p>
          </table:table-cell>
          <table:table-cell table:protected="true">
            <text:p>273</text:p>
          </table:table-cell>
          <table:table-cell table:protected="true">
            <text:p>312</text:p>
          </table:table-cell>
          <table:table-cell table:protected="true">
            <text:p>351</text:p>
          </table:table-cell>
          <table:table-cell table:protected="true">
            <text:p>390</text:p>
          </table:table-cell>
          <table:table-cell table:protected="true">
            <text:p>429</text:p>
          </table:table-cell>
          <table:table-cell table:protected="true">
            <text:p>468</text:p>
          </table:table-cell>
          <table:table-cell table:protected="true">
            <text:p>507</text:p>
          </table:table-cell>
          <table:table-cell table:protected="true">
            <text:p>546</text:p>
          </table:table-cell>
          <table:table-cell table:protected="true">
            <text:p>585</text:p>
          </table:table-cell>
          <table:table-cell table:protected="true">
            <text:p>624</text:p>
          </table:table-cell>
          <table:table-cell table:protected="true">
            <text:p>663</text:p>
          </table:table-cell>
          <table:table-cell table:protected="true">
            <text:p>702</text:p>
          </table:table-cell>
          <table:table-cell table:protected="true">
            <text:p>741</text:p>
          </table:table-cell>
        </table:table-row>
        <table:table-row table:style-name="ro0">
          <table:table-cell table:protected="true">
            <text:p>Row 40</text:p>
          </table:table-cell>
          <table:table-cell table:protected="true">
            <text:p>40</text:p>
          </table:table-cell>
          <table:table-cell table:protected="true">
            <text:p>80</text:p>
          </table:table-cell>
          <table:table-cell table:protected="true">
            <text:p>120</text:p>
          </table:table-cell>
          <table:table-cell table:protected="true">
            <text:p>160</text:p>
          </table:table-cell>
          <table:table-cell table:protected="true">
            <text:p>200</text:p>
          </table:table-cell>
          <table:table-cell table:protected="true">
            <text:p>240</text:p>
          </table:table-cell>
          <table:table-cell table:protected="true">
            <text:p>280</text:p>
          </table:table-cell>
          <table:table-cell table:protected="true">
            <text:p>320</text:p>
          </table:table-cell>
          <table:table-cell table:protected="true">
            <text:p>360</text:p>
          </table:table-cell>
          <table:table-cell table:protected="true">
            <text:p>400</text:p>
          </table:table-cell>
          <table:table-cell table:protected="true">
            <text:p>440</text:p>
          </table:table-cell>
          <table:table-cell table:protected="true">
            <text:p>480</text:p>
          </table:table-cell>
          <table:table-cell table:protected="true">
            <text:p>520</text:p>
          </table:table-cell>
          <table:table-cell table:protected="true">
            <text:p>560</text:p>
          </table:table-cell>
          <table:table-cell table:protected="true">
            <text:p>600</text:p>
          </table:table-cell>
          <table:table-cell table:protected="true">
            <text:p>640</text:p>
          </table:table-cell>
          <table:table-cell table:protected="true">
            <text:p>680</text:p>
          </table:table-cell>
          <table:table-cell table:protected="true">
            <text:p>720</text:p>
          </table:table-cell>
          <table:table-cell table:protected="true">
            <text:p>760</text:p>
          </table:table-cell>
        </table:table-row>
        <table:table-row table:style-name="ro0">
          <table:table-cell table:protected="true">
            <text:p>Row 41</text:p>
          </table:table-cell>
          <table:table-cell table:protected="true">
            <text:p>41</text:p>
          </table:table-cell>
          <table:table-cell table:protected="true">
            <text:p>82</text:p>
          </table:table-cell>
          <table:table-cell table:protected="true">
            <text:p>123</text:p>
          </table:table-cell>
          <table:table-cell table:protected="true">
            <text:p>164</text:p>
          </table:table-cell>
          <table:table-cell table:protected="true">
            <text:p>205</text:p>
          </table:table-cell>
          <table:table-cell table:protected="true">
            <text:p>246</text:p>
          </table:table-cell>
          <table:table-cell table:protected="true">
            <text:p>287</text:p>
          </table:table-cell>
          <table:table-cell table:protected="true">
            <text:p>328</text:p>
          </table:table-cell>
          <table:table-cell table:protected="true">
            <text:p>369</text:p>
          </table:table-cell>
          <table:table-cell table:protected="true">
            <text:p>410</text:p>
          </table:table-cell>
          <table:table-cell table:protected="true">
            <text:p>451</text:p>
          </table:table-cell>
          <table:table-cell table:protected="true">
            <text:p>492</text:p>
          </table:table-cell>
          <table:table-cell table:protected="true">
            <text:p>533</text:p>
          </table:table-cell>
          <table:table-cell table:protected="true">
            <text:p>574</text:p>
          </table:table-cell>
          <table:table-cell table:protected="true">
            <text:p>615</text:p>
          </table:table-cell>
          <table:table-cell table:protected="true">
            <text:p>656</text:p>
          </table:table-cell>
          <table:table-cell table:protected="true">
            <text:p>697</text:p>
          </table:table-cell>
          <table:table-cell table:protected="true">
            <text:p>738</text:p>
          </table:table-cell>
          <table:table-cell table:protected="true">
            <text:p>779</text:p>
          </table:table-cell>
        </table:table-row>
        <table:table-row table:style-name="ro0">
          <table:table-cell table:protected="true">
            <text:p>Row 42</text:p>
          </table:table-cell>
          <table:table-cell table:protected="true">
            <text:p>42</text:p>
          </table:table-cell>
          <table:table-cell table:protected="true">
            <text:p>84</text:p>
          </table:table-cell>
          <table:table-cell table:protected="true">
            <text:p>126</text:p>
          </table:table-cell>
          <table:table-cell table:protected="true">
            <text:p>168</text:p>
          </table:table-cell>
          <table:table-cell table:protected="true">
            <text:p>210</text:p>
          </table:table-cell>
          <table:table-cell table:protected="true">
            <text:p>252</text:p>
          </table:table-cell>
          <table:table-cell table:protected="true">
            <text:p>294</text:p>
          </table:table-cell>
          <table:table-cell table:protected="true">
            <text:p>336</text:p>
          </table:table-cell>
          <table:table-cell table:protected="true">
            <text:p>378</text:p>
          </table:table-cell>
          <table:table-cell table:protected="true">
            <text:p>420</text:p>
          </table:table-cell>
          <table:table-cell table:protected="true">
            <text:p>462</text:p>
          </table:table-cell>
          <table:table-cell table:protected="true">
            <text:p>504</text:p>
          </table:table-cell>
          <table:table-cell table:protected="true">
            <text:p>546</text:p>
          </table:table-cell>
          <table:table-cell table:protected="true">
            <text:p>588</text:p>
          </table:table-cell>
          <table:table-cell table:protected="true">
            <text:p>630</text:p>
          </table:table-cell>
          <table:table-cell table:protected="true">
            <text:p>672</text:p>
          </table:table-cell>
          <table:table-cell table:protected="true">
            <text:p>714</text:p>
          </table:table-cell>
          <table:table-cell table:protected="true">
            <text:p>756</text:p>
          </table:table-cell>
          <table:table-cell table:protected="true">
            <text:p>798</text:p>
          </table:table-cell>
        </table:table-row>
        <table:table-row table:style-name="ro0">
          <table:table-cell table:protected="true">
            <text:p>Row 43</text:p>
          </table:table-cell>
          <table:table-cell table:protected="true">
            <text:p>43</text:p>
          </table:table-cell>
          <table:table-cell table:protected="true">
            <text:p>86</text:p>
          </table:table-cell>
          <table:table-cell table:protected="true">
            <text:p>129</text:p>
          </table:table-cell>
          <table:table-cell table:protected="true">
            <text:p>172</text:p>
          </table:table-cell>
          <table:table-cell table:protected="true">
            <text:p>215</text:p>
          </table:table-cell>
          <table:table-cell table:protected="true">
            <text:p>258</text:p>
          </table:table-cell>
          <table:table-cell table:protected="true">
            <text:p>301</text:p>
          </table:table-cell>
          <table:table-cell table:protected="true">
            <text:p>344</text:p>
          </table:table-cell>
          <table:table-cell table:protected="true">
            <text:p>387</text:p>
          </table:table-cell>
          <table:table-cell table:protected="true">
            <text:p>430</text:p>
          </table:table-cell>
          <table:table-cell table:protected="true">
            <text:p>473</text:p>
          </table:table-cell>
          <table:table-cell table:protected="true">
            <text:p>516</text:p>
          </table:table-cell>
          <table:table-cell table:protected="true">
            <text:p>559</text:p>
          </table:table-cell>
          <table:table-cell table:protected="true">
            <text:p>602</text:p>
          </table:table-cell>
          <table:table-cell table:protected="true">
            <text:p>645</text:p>
          </table:table-cell>
          <table:table-cell table:protected="true">
            <text:p>688</text:p>
          </table:table-cell>
          <table:table-cell table:protected="true">
            <text:p>731</text:p>
          </table:table-cell>
          <table:table-cell table:protected="true">
            <text:p>774</text:p>
          </table:table-cell>
          <table:table-cell table:protected="true">
            <text:p>817</text:p>
          </table:table-cell>
        </table:table-row>
        <table:table-row table:style-name="ro0">
          <table:table-cell table:protected="true">
            <text:p>Row 44</text:p>
          </table:table-cell>
          <table:table-cell table:protected="true">
            <text:p>44</text:p>
          </table:table-cell>
          <table:table-cell table:protected="true">
            <text:p>88</text:p>
          </table:table-cell>
          <table:table-cell table:protected="true">
            <text:p>132</text:p>
          </table:table-cell>
          <table:table-cell table:protected="true">
            <text:p>176</text:p>
          </table:table-cell>
          <table:table-cell table:protected="true">
            <text:p>220</text:p>
          </table:table-cell>
          <table:table-cell table:protected="true">
            <text:p>264</text:p>
          </table:table-cell>
          <table:table-cell table:protected="true">
            <text:p>308</text:p>
          </table:table-cell>
          <table:table-cell table:protected="true">
            <text:p>352</text:p>
          </table:table-cell>
          <table:table-cell table:protected="true">
            <text:p>396</text:p>
          </table:table-cell>
          <table:table-cell table:protected="true">
            <text:p>440</text:p>
          </table:table-cell>
          <table:table-cell table:protected="true">
            <text:p>484</text:p>
          </table:table-cell>
          <table:table-cell table:protected="true">
            <text:p>528</text:p>
          </table:table-cell>
          <table:table-cell table:protected="true">
            <text:p>572</text:p>
          </table:table-cell>
          <table:table-cell table:protected="true">
            <text:p>616</text:p>
          </table:table-cell>
          <table:table-cell table:protected="true">
            <text:p>660</text:p>
          </table:table-cell>
          <table:table-cell table:protected="true">
            <text:p>704</text:p>
          </table:table-cell>
          <table:table-cell table:protected="true">
            <text:p>748</text:p>
          </table:table-cell>
          <table:table-cell table:protected="true">
            <text:p>792</text:p>
          </table:table-cell>
          <table:table-cell table:protected="true">
            <text:p>836</text:p>
          </table:table-cell>
        </table:table-row>
        <table:table-row table:style-name="ro0">
          <table:table-cell table:protected="true">
            <text:p>Row 45</text:p>
          </table:table-cell>
          <table:table-cell table:protected="true">
            <text:p>45</text:p>
          </table:table-cell>
          <table:table-cell table:protected="true">
            <text:p>90</text:p>
          </table:table-cell>
          <table:table-cell table:protected="true">
            <text:p>135</text:p>
          </table:table-cell>
          <table:table-cell table:protected="true">
            <text:p>180</text:p>
          </table:table-cell>
          <table:table-cell table:protected="true">
            <text:p>225</text:p>
          </table:table-cell>
          <table:table-cell table:protected="true">
            <text:p>270</text:p>
          </table:table-cell>
          <table:table-cell table:protected="true">
            <text:p>315</text:p>
          </table:table-cell>
          <table:table-cell table:protected="true">
            <text:p>360</text:p>
          </table:table-cell>
          <table:table-cell table:protected="true">
            <text:p>405</text:p>
          </table:table-cell>
          <table:table-cell table:protected="true">
            <text:p>450</text:p>
          </table:table-cell>
          <table:table-cell table:protected="true">
            <text:p>495</text:p>
          </table:table-cell>
          <table:table-cell table:protected="true">
            <text:p>540</text:p>
          </table:table-cell>
          <table:table-cell table:protected="true">
            <text:p>585</text:p>
          </table:table-cell>
          <table:table-cell table:protected="true">
            <text:p>630</text:p>
          </table:table-cell>
          <table:table-cell table:protected="true">
            <text:p>675</text:p>
          </table:table-cell>
          <table:table-cell table:protected="true">
            <text:p>720</text:p>
          </table:table-cell>
          <table:table-cell table:protected="true">
            <text:p>765</text:p>
          </table:table-cell>
          <table:table-cell table:protected="true">
            <text:p>810</text:p>
          </table:table-cell>
          <table:table-cell table:protected="true">
            <text:p>855</text:p>
          </table:table-cell>
        </table:table-row>
        <table:table-row table:style-name="ro0">
          <table:table-cell table:protected="true">
            <text:p>Row 46</text:p>
          </table:table-cell>
          <table:table-cell table:protected="true">
            <text:p>46</text:p>
          </table:table-cell>
          <table:table-cell table:protected="true">
            <text:p>92</text:p>
          </table:table-cell>
          <table:table-cell table:protected="true">
            <text:p>138</text:p>
          </table:table-cell>
          <table:table-cell table:protected="true">
            <text:p>184</text:p>
          </table:table-cell>
          <table:table-cell table:protected="true">
            <text:p>230</text:p>
          </table:table-cell>
          <table:table-cell table:protected="true">
            <text:p>276</text:p>
          </table:table-cell>
          <table:table-cell table:protected="true">
            <text:p>322</text:p>
          </table:table-cell>
          <table:table-cell table:protected="true">
            <text:p>368</text:p>
          </table:table-cell>
          <table:table-cell table:protected="true">
            <text:p>414</text:p>
          </table:table-cell>
          <table:table-cell table:protected="true">
            <text:p>460</text:p>
          </table:table-cell>
          <table:table-cell table:protected="true">
            <text:p>506</text:p>
          </table:table-cell>
          <table:table-cell table:protected="true">
            <text:p>552</text:p>
          </table:table-cell>
          <table:table-cell table:protected="true">
            <text:p>598</text:p>
          </table:table-cell>
          <table:table-cell table:protected="true">
            <text:p>644</text:p>
          </table:table-cell>
          <table:table-cell table:protected="true">
            <text:p>690</text:p>
          </table:table-cell>
          <table:table-cell table:protected="true">
            <text:p>736</text:p>
          </table:table-cell>
          <table:table-cell table:protected="true">
            <text:p>782</text:p>
          </table:table-cell>
          <table:table-cell table:protected="true">
            <text:p>828</text:p>
          </table:table-cell>
          <table:table-cell table:protected="true">
            <text:p>874</text:p>
          </table:table-cell>
        </table:table-row>
        <table:table-row table:style-name="ro0">
          <table:table-cell table:protected="true">
            <text:p>Row 47</text:p>
          </table:table-cell>
          <table:table-cell table:protected="true">
            <text:p>47</text:p>
          </table:table-cell>
          <table:table-cell table:protected="true">
            <text:p>94</text:p>
          </table:table-cell>
          <table:table-cell table:protected="true">
            <text:p>141</text:p>
          </table:table-cell>
          <table:table-cell table:protected="true">
            <text:p>188</text:p>
          </table:table-cell>
          <table:table-cell table:protected="true">
            <text:p>235</text:p>
          </table:table-cell>
          <table:table-cell table:protected="true">
            <text:p>282</text:p>
          </table:table-cell>
          <table:table-cell table:protected="true">
            <text:p>329</text:p>
          </table:table-cell>
          <table:table-cell table:protected="true">
            <text:p>376</text:p>
          </table:table-cell>
          <table:table-cell table:protected="true">
            <text:p>423</text:p>
          </table:table-cell>
          <table:table-cell table:protected="true">
            <text:p>470</text:p>
          </table:table-cell>
          <table:table-cell table:protected="true">
            <text:p>517</text:p>
          </table:table-cell>
          <table:table-cell table:protected="true">
            <text:p>564</text:p>
          </table:table-cell>
          <table:table-cell table:protected="true">
            <text:p>611</text:p>
          </table:table-cell>
          <table:table-cell table:protected="true">
            <text:p>658</text:p>
          </table:table-cell>
          <table:table-cell table:protected="true">
            <text:p>705</text:p>
          </table:table-cell>
          <table:table-cell table:protected="true">
            <text:p>752</text:p>
          </table:table-cell>
          <table:table-cell table:protected="true">
            <text:p>799</text:p>
          </table:table-cell>
          <table:table-cell table:protected="true">
            <text:p>846</text:p>
          </table:table-cell>
          <table:table-cell table:protected="true">
            <text:p>893</text:p>
          </table:table-cell>
        </table:table-row>
        <table:table-row table:style-name="ro0">
          <table:table-cell table:protected="true">
            <text:p>Row 48</text:p>
          </table:table-cell>
          <table:table-cell table:protected="true">
            <text:p>48</text:p>
          </table:table-cell>
          <table:table-cell table:protected="true">
            <text:p>96</text:p>
          </table:table-cell>
          <table:table-cell table:protected="true">
            <text:p>144</text:p>
          </table:table-cell>
          <table:table-cell table:protected="true">
            <text:p>192</text:p>
          </table:table-cell>
          <table:table-cell table:protected="true">
            <text:p>240</text:p>
          </table:table-cell>
          <table:table-cell table:protected="true">
            <text:p>288</text:p>
          </table:table-cell>
          <table:table-cell table:protected="true">
            <text:p>336</text:p>
          </table:table-cell>
          <table:table-cell table:protected="true">
            <text:p>384</text:p>
          </table:table-cell>
          <table:table-cell table:protected="true">
            <text:p>432</text:p>
          </table:table-cell>
          <table:table-cell table:protected="true">
            <text:p>480</text:p>
          </table:table-cell>
          <table:table-cell table:protected="true">
            <text:p>528</text:p>
          </table:table-cell>
          <table:table-cell table:protected="true">
            <text:p>576</text:p>
          </table:table-cell>
          <table:table-cell table:protected="true">
            <text:p>624</text:p>
          </table:table-cell>
          <table:table-cell table:protected="true">
            <text:p>672</text:p>
          </table:table-cell>
          <table:table-cell table:protected="true">
            <text:p>720</text:p>
          </table:table-cell>
          <table:table-cell table:protected="true">
            <text:p>768</text:p>
          </table:table-cell>
          <table:table-cell table:protected="true">
            <text:p>816</text:p>
          </table:table-cell>
          <table:table-cell table:protected="true">
            <text:p>864</text:p>
          </table:table-cell>
          <table:table-cell table:protected="true">
            <text:p>912</text:p>
          </table:table-cell>
        </table:table-row>
        <table:table-row table:style-name="ro0">
          <table:table-cell table:protected="true">
            <text:p>Row 49</text:p>
          </table:table-cell>
          <table:table-cell table:protected="true">
            <text:p>49</text:p>
          </table:table-cell>
          <table:table-cell table:protected="true">
            <text:p>98</text:p>
          </table:table-cell>
          <table:table-cell table:protected="true">
            <text:p>147</text:p>
          </table:table-cell>
          <table:table-cell table:protected="true">
            <text:p>196</text:p>
          </table:table-cell>
          <table:table-cell table:protected="true">
            <text:p>245</text:p>
          </table:table-cell>
          <table:table-cell table:protected="true">
            <text:p>294</text:p>
          </table:table-cell>
          <table:table-cell table:protected="true">
            <text:p>343</text:p>
          </table:table-cell>
          <table:table-cell table:protected="true">
            <text:p>392</text:p>
          </table:table-cell>
          <table:table-cell table:protected="true">
            <text:p>441</text:p>
          </table:table-cell>
          <table:table-cell table:protected="true">
            <text:p>490</text:p>
          </table:table-cell>
          <table:table-cell table:protected="true">
            <text:p>539</text:p>
          </table:table-cell>
          <table:table-cell table:protected="true">
            <text:p>588</text:p>
          </table:table-cell>
          <table:table-cell table:protected="true">
            <text:p>637</text:p>
          </table:table-cell>
          <table:table-cell table:protected="true">
            <text:p>686</text:p>
          </table:table-cell>
          <table:table-cell table:protected="true">
            <text:p>735</text:p>
          </table:table-cell>
          <table:table-cell table:protected="true">
            <text:p>784</text:p>
          </table:table-cell>
          <table:table-cell table:protected="true">
            <text:p>833</text:p>
          </table:table-cell>
          <table:table-cell table:protected="true">
            <text:p>882</text:p>
          </table:table-cell>
          <table:table-cell table:protected="true">
            <text:p>931</text:p>
          </table:table-cell>
        </table:table-row>
        <table:table-row table:style-name="ro0">
          <table:table-cell table:protected="true">
            <text:p>Row 50</text:p>
          </table:table-cell>
          <table:table-cell table:protected="true">
            <text:p>50</text:p>
          </table:table-cell>
          <table:table-cell table:protected="true">
            <text:p>100</text:p>
          </table:table-cell>
          <table:table-cell table:protected="true">
            <text:p>150</text:p>
          </table:table-cell>
          <table:table-cell table:protected="true">
            <text:p>200</text:p>
          </table:table-cell>
          <table:table-cell table:protected="true">
            <text:p>250</text:p>
          </table:table-cell>
          <table:table-cell table:protected="true">
            <text:p>300</text:p>
          </table:table-cell>
          <table:table-cell table:protected="true">
            <text:p>350</text:p>
          </table:table-cell>
          <table:table-cell table:protected="true">
            <text:p>400</text:p>
          </table:table-cell>
          <table:table-cell table:protected="true">
            <text:p>450</text:p>
          </table:table-cell>
          <table:table-cell table:protected="true">
            <text:p>500</text:p>
          </table:table-cell>
          <table:table-cell table:protected="true">
            <text:p>550</text:p>
          </table:table-cell>
          <table:table-cell table:protected="true">
            <text:p>600</text:p>
          </table:table-cell>
          <table:table-cell table:protected="true">
            <text:p>650</text:p>
          </table:table-cell>
          <table:table-cell table:protected="true">
            <text:p>700</text:p>
          </table:table-cell>
          <table:table-cell table:protected="true">
            <text:p>750</text:p>
          </table:table-cell>
          <table:table-cell table:protected="true">
            <text:p>800</text:p>
          </table:table-cell>
          <table:table-cell table:protected="true">
            <text:p>850</text:p>
          </table:table-cell>
          <table:table-cell table:protected="true">
            <text:p>900</text:p>
          </table:table-cell>
          <table:table-cell table:protected="true">
            <text:p>950</text:p>
          </table:table-cell>
        </table:table-row>
        <table:table-row table:style-name="ro0">
          <table:table-cell table:protected="true">
            <text:p>Row 51</text:p>
          </table:table-cell>
          <table:table-cell table:protected="true">
            <text:p>51</text:p>
          </table:table-cell>
          <table:table-cell table:protected="true">
            <text:p>102</text:p>
          </table:table-cell>
          <table:table-cell table:protected="true">
            <text:p>153</text:p>
          </table:table-cell>
          <table:table-cell table:protected="true">
            <text:p>204</text:p>
          </table:table-cell>
          <table:table-cell table:protected="true">
            <text:p>255</text:p>
          </table:table-cell>
          <table:table-cell table:protected="true">
            <text:p>306</text:p>
          </table:table-cell>
          <table:table-cell table:protected="true">
            <text:p>357</text:p>
          </table:table-cell>
          <table:table-cell table:protected="true">
            <text:p>408</text:p>
          </table:table-cell>
          <table:table-cell table:protected="true">
            <text:p>459</text:p>
          </table:table-cell>
          <table:table-cell table:protected="true">
            <text:p>510</text:p>
          </table:table-cell>
          <table:table-cell table:protected="true">
            <text:p>561</text:p>
          </table:table-cell>
          <table:table-cell table:protected="true">
            <text:p>612</text:p>
          </table:table-cell>
          <table:table-cell table:protected="true">
            <text:p>663</text:p>
          </table:table-cell>
          <table:table-cell table:protected="true">
            <text:p>714</text:p>
          </table:table-cell>
          <table:table-cell table:protected="true">
            <text:p>765</text:p>
          </table:table-cell>
          <table:table-cell table:protected="true">
            <text:p>816</text:p>
          </table:table-cell>
          <table:table-cell table:protected="true">
            <text:p>867</text:p>
          </table:table-cell>
          <table:table-cell table:protected="true">
            <text:p>918</text:p>
          </table:table-cell>
          <table:table-cell table:protected="true">
            <text:p>969</text:p>
          </table:table-cell>
        </table:table-row>
        <table:table-row table:style-name="ro0">
          <table:table-cell table:protected="true">
            <text:p>Row 52</text:p>
          </table:table-cell>
          <table:table-cell table:protected="true">
            <text:p>52</text:p>
          </table:table-cell>
          <table:table-cell table:protected="true">
            <text:p>104</text:p>
          </table:table-cell>
          <table:table-cell table:protected="true">
            <text:p>156</text:p>
          </table:table-cell>
          <table:table-cell table:protected="true">
            <text:p>208</text:p>
          </table:table-cell>
          <table:table-cell table:protected="true">
            <text:p>260</text:p>
          </table:table-cell>
          <table:table-cell table:protected="true">
            <text:p>312</text:p>
          </table:table-cell>
          <table:table-cell table:protected="true">
            <text:p>364</text:p>
          </table:table-cell>
          <table:table-cell table:protected="true">
            <text:p>416</text:p>
          </table:table-cell>
          <table:table-cell table:protected="true">
            <text:p>468</text:p>
          </table:table-cell>
          <table:table-cell table:protected="true">
            <text:p>520</text:p>
          </table:table-cell>
          <table:table-cell table:protected="true">
            <text:p>572</text:p>
          </table:table-cell>
          <table:table-cell table:protected="true">
            <text:p>624</text:p>
          </table:table-cell>
          <table:table-cell table:protected="true">
            <text:p>676</text:p>
          </table:table-cell>
          <table:table-cell table:protected="true">
            <text:p>728</text:p>
          </table:table-cell>
          <table:table-cell table:protected="true">
            <text:p>780</text:p>
          </table:table-cell>
          <table:table-cell table:protected="true">
            <text:p>832</text:p>
          </table:table-cell>
          <table:table-cell table:protected="true">
            <text:p>884</text:p>
          </table:table-cell>
          <table:table-cell table:protected="true">
            <text:p>936</text:p>
          </table:table-cell>
          <table:table-cell table:protected="true">
            <text:p>988</text:p>
          </table:table-cell>
        </table:table-row>
        <table:table-row table:style-name="ro0">
          <table:table-cell table:protected="true">
            <text:p>Row 53</text:p>
          </table:table-cell>
          <table:table-cell table:protected="true">
            <text:p>53</text:p>
          </table:table-cell>
          <table:table-cell table:protected="true">
            <text:p>106</text:p>
          </table:table-cell>
          <table:table-cell table:protected="true">
            <text:p>159</text:p>
          </table:table-cell>
          <table:table-cell table:protected="true">
            <text:p>212</text:p>
          </table:table-cell>
          <table:table-cell table:protected="true">
            <text:p>265</text:p>
          </table:table-cell>
          <table:table-cell table:protected="true">
            <text:p>318</text:p>
          </table:table-cell>
          <table:table-cell table:protected="true">
            <text:p>371</text:p>
          </table:table-cell>
          <table:table-cell table:protected="true">
            <text:p>424</text:p>
          </table:table-cell>
          <table:table-cell table:protected="true">
            <text:p>477</text:p>
          </table:table-cell>
          <table:table-cell table:protected="true">
            <text:p>530</text:p>
          </table:table-cell>
          <table:table-cell table:protected="true">
            <text:p>583</text:p>
          </table:table-cell>
          <table:table-cell table:protected="true">
            <text:p>636</text:p>
          </table:table-cell>
          <table:table-cell table:protected="true">
            <text:p>689</text:p>
          </table:table-cell>
          <table:table-cell table:protected="true">
            <text:p>742</text:p>
          </table:table-cell>
          <table:table-cell table:protected="true">
            <text:p>795</text:p>
          </table:table-cell>
          <table:table-cell table:protected="true">
            <text:p>848</text:p>
          </table:table-cell>
          <table:table-cell table:protected="true">
            <text:p>901</text:p>
          </table:table-cell>
          <table:table-cell table:protected="true">
            <text:p>954</text:p>
          </table:table-cell>
          <table:table-cell table:protected="true">
            <text:p>1007</text:p>
          </table:table-cell>
        </table:table-row>
        <table:table-row table:style-name="ro0">
          <table:table-cell table:protected="true">
            <text:p>Row 54</text:p>
          </table:table-cell>
          <table:table-cell table:protected="true">
            <text:p>54</text:p>
          </table:table-cell>
          <table:table-cell table:protected="true">
            <text:p>108</text:p>
          </table:table-cell>
          <table:table-cell table:protected="true">
            <text:p>162</text:p>
          </table:table-cell>
          <table:table-cell table:protected="true">
            <text:p>216</text:p>
          </table:table-cell>
          <table:table-cell table:protected="true">
            <text:p>270</text:p>
          </table:table-cell>
          <table:table-cell table:protected="true">
            <text:p>324</text:p>
          </table:table-cell>
          <table:table-cell table:protected="true">
            <text:p>378</text:p>
          </table:table-cell>
          <table:table-cell table:protected="true">
            <text:p>432</text:p>
          </table:table-cell>
          <table:table-cell table:protected="true">
            <text:p>486</text:p>
          </table:table-cell>
          <table:table-cell table:protected="true">
            <text:p>540</text:p>
          </table:table-cell>
          <table:table-cell table:protected="true">
            <text:p>594</text:p>
          </table:table-cell>
          <table:table-cell table:protected="true">
            <text:p>648</text:p>
          </table:table-cell>
          <table:table-cell table:protected="true">
            <text:p>702</text:p>
          </table:table-cell>
          <table:table-cell table:protected="true">
            <text:p>756</text:p>
          </table:table-cell>
          <table:table-cell table:protected="true">
            <text:p>810</text:p>
          </table:table-cell>
          <table:table-cell table:protected="true">
            <text:p>864</text:p>
          </table:table-cell>
          <table:table-cell table:protected="true">
            <text:p>918</text:p>
          </table:table-cell>
          <table:table-cell table:protected="true">
            <text:p>972</text:p>
          </table:table-cell>
          <table:table-cell table:protected="true">
            <text:p>1026</text:p>
          </table:table-cell>
        </table:table-row>
        <table:table-row table:style-name="ro0">
          <table:table-cell table:protected="true">
            <text:p>Row 55</text:p>
          </table:table-cell>
          <table:table-cell table:protected="true">
            <text:p>55</text:p>
          </table:table-cell>
          <table:table-cell table:protected="true">
            <text:p>110</text:p>
          </table:table-cell>
          <table:table-cell table:protected="true">
            <text:p>165</text:p>
          </table:table-cell>
          <table:table-cell table:protected="true">
            <text:p>220</text:p>
          </table:table-cell>
          <table:table-cell table:protected="true">
            <text:p>275</text:p>
          </table:table-cell>
          <table:table-cell table:protected="true">
            <text:p>330</text:p>
          </table:table-cell>
          <table:table-cell table:protected="true">
            <text:p>385</text:p>
          </table:table-cell>
          <table:table-cell table:protected="true">
            <text:p>440</text:p>
          </table:table-cell>
          <table:table-cell table:protected="true">
            <text:p>495</text:p>
          </table:table-cell>
          <table:table-cell table:protected="true">
            <text:p>550</text:p>
          </table:table-cell>
          <table:table-cell table:protected="true">
            <text:p>605</text:p>
          </table:table-cell>
          <table:table-cell table:protected="true">
            <text:p>660</text:p>
          </table:table-cell>
          <table:table-cell table:protected="true">
            <text:p>715</text:p>
          </table:table-cell>
          <table:table-cell table:protected="true">
            <text:p>770</text:p>
          </table:table-cell>
          <table:table-cell table:protected="true">
            <text:p>825</text:p>
          </table:table-cell>
          <table:table-cell table:protected="true">
            <text:p>880</text:p>
          </table:table-cell>
          <table:table-cell table:protected="true">
            <text:p>935</text:p>
          </table:table-cell>
          <table:table-cell table:protected="true">
            <text:p>990</text:p>
          </table:table-cell>
          <table:table-cell table:protected="true">
            <text:p>1045</text:p>
          </table:table-cell>
        </table:table-row>
        <table:table-row table:style-name="ro0">
          <table:table-cell table:protected="true">
            <text:p>Row 56</text:p>
          </table:table-cell>
          <table:table-cell table:protected="true">
            <text:p>56</text:p>
          </table:table-cell>
          <table:table-cell table:protected="true">
            <text:p>112</text:p>
          </table:table-cell>
          <table:table-cell table:protected="true">
            <text:p>168</text:p>
          </table:table-cell>
          <table:table-cell table:protected="true">
            <text:p>224</text:p>
          </table:table-cell>
          <table:table-cell table:protected="true">
            <text:p>280</text:p>
          </table:table-cell>
          <table:table-cell table:protected="true">
            <text:p>336</text:p>
          </table:table-cell>
          <table:table-cell table:protected="true">
            <text:p>392</text:p>
          </table:table-cell>
          <table:table-cell table:protected="true">
            <text:p>448</text:p>
          </table:table-cell>
          <table:table-cell table:protected="true">
            <text:p>504</text:p>
          </table:table-cell>
          <table:table-cell table:protected="true">
            <text:p>560</text:p>
          </table:table-cell>
          <table:table-cell table:protected="true">
            <text:p>616</text:p>
          </table:table-cell>
          <table:table-cell table:protected="true">
            <text:p>672</text:p>
          </table:table-cell>
          <table:table-cell table:protected="true">
            <text:p>728</text:p>
          </table:table-cell>
          <table:table-cell table:protected="true">
            <text:p>784</text:p>
          </table:table-cell>
          <table:table-cell table:protected="true">
            <text:p>840</text:p>
          </table:table-cell>
          <table:table-cell table:protected="true">
            <text:p>896</text:p>
          </table:table-cell>
          <table:table-cell table:protected="true">
            <text:p>952</text:p>
          </table:table-cell>
          <table:table-cell table:protected="true">
            <text:p>1008</text:p>
          </table:table-cell>
          <table:table-cell table:protected="true">
            <text:p>1064</text:p>
          </table:table-cell>
        </table:table-row>
        <table:table-row table:style-name="ro0">
          <table:table-cell table:protected="true">
            <text:p>Row 57</text:p>
          </table:table-cell>
          <table:table-cell table:protected="true">
            <text:p>57</text:p>
          </table:table-cell>
          <table:table-cell table:protected="true">
            <text:p>114</text:p>
          </table:table-cell>
          <table:table-cell table:protected="true">
            <text:p>171</text:p>
          </table:table-cell>
          <table:table-cell table:protected="true">
            <text:p>228</text:p>
          </table:table-cell>
          <table:table-cell table:protected="true">
            <text:p>285</text:p>
          </table:table-cell>
          <table:table-cell table:protected="true">
            <text:p>342</text:p>
          </table:table-cell>
          <table:table-cell table:protected="true">
            <text:p>399</text:p>
          </table:table-cell>
          <table:table-cell table:protected="true">
            <text:p>456</text:p>
          </table:table-cell>
          <table:table-cell table:protected="true">
            <text:p>513</text:p>
          </table:table-cell>
          <table:table-cell table:protected="true">
            <text:p>570</text:p>
          </table:table-cell>
          <table:table-cell table:protected="true">
            <text:p>627</text:p>
          </table:table-cell>
          <table:table-cell table:protected="true">
            <text:p>684</text:p>
          </table:table-cell>
          <table:table-cell table:protected="true">
            <text:p>741</text:p>
          </table:table-cell>
          <table:table-cell table:protected="true">
            <text:p>798</text:p>
          </table:table-cell>
          <table:table-cell table:protected="true">
            <text:p>855</text:p>
          </table:table-cell>
          <table:table-cell table:protected="true">
            <text:p>912</text:p>
          </table:table-cell>
          <table:table-cell table:protected="true">
            <text:p>969</text:p>
          </table:table-cell>
          <table:table-cell table:protected="true">
            <text:p>1026</text:p>
          </table:table-cell>
          <table:table-cell table:protected="true">
            <text:p>1083</text:p>
          </table:table-cell>
        </table:table-row>
        <table:table-row table:style-name="ro0">
          <table:table-cell table:protected="true">
            <text:p>Row 58</text:p>
          </table:table-cell>
          <table:table-cell table:protected="true">
            <text:p>58</text:p>
          </table:table-cell>
          <table:table-cell table:protected="true">
            <text:p>116</text:p>
          </table:table-cell>
          <table:table-cell table:protected="true">
            <text:p>174</text:p>
          </table:table-cell>
          <table:table-cell table:protected="true">
            <text:p>232</text:p>
          </table:table-cell>
          <table:table-cell table:protected="true">
            <text:p>290</text:p>
          </table:table-cell>
          <table:table-cell table:protected="true">
            <text:p>348</text:p>
          </table:table-cell>
          <table:table-cell table:protected="true">
            <text:p>406</text:p>
          </table:table-cell>
          <table:table-cell table:protected="true">
            <text:p>464</text:p>
          </table:table-cell>
          <table:table-cell table:protected="true">
            <text:p>522</text:p>
          </table:table-cell>
          <table:table-cell table:protected="true">
            <text:p>580</text:p>
          </table:table-cell>
          <table:table-cell table:protected="true">
            <text:p>638</text:p>
          </table:table-cell>
          <table:table-cell table:protected="true">
            <text:p>696</text:p>
          </table:table-cell>
          <table:table-cell table:protected="true">
            <text:p>754</text:p>
          </table:table-cell>
          <table:table-cell table:protected="true">
            <text:p>812</text:p>
          </table:table-cell>
          <table:table-cell table:protected="true">
            <text:p>870</text:p>
          </table:table-cell>
          <table:table-cell table:protected="true">
            <text:p>928</text:p>
          </table:table-cell>
          <table:table-cell table:protected="true">
            <text:p>986</text:p>
          </table:table-cell>
          <table:table-cell table:protected="true">
            <text:p>1044</text:p>
          </table:table-cell>
          <table:table-cell table:protected="true">
            <text:p>1102</text:p>
          </table:table-cell>
        </table:table-row>
        <table:table-row table:style-name="ro0">
          <table:table-cell table:protected="true">
            <text:p>Row 59</text:p>
          </table:table-cell>
          <table:table-cell table:protected="true">
            <text:p>59</text:p>
          </table:table-cell>
          <table:table-cell table:protected="true">
            <text:p>118</text:p>
          </table:table-cell>
          <table:table-cell table:protected="true">
            <text:p>177</text:p>
          </table:table-cell>
          <table:table-cell table:protected="true">
            <text:p>236</text:p>
          </table:table-cell>
          <table:table-cell table:protected="true">
            <text:p>295</text:p>
          </table:table-cell>
          <table:table-cell table:protected="true">
            <text:p>354</text:p>
          </table:table-cell>
          <table:table-cell table:protected="true">
            <text:p>413</text:p>
          </table:table-cell>
          <table:table-cell table:protected="true">
            <text:p>472</text:p>
          </table:table-cell>
          <table:table-cell table:protected="true">
            <text:p>531</text:p>
          </table:table-cell>
          <table:table-cell table:protected="true">
            <text:p>590</text:p>
          </table:table-cell>
          <table:table-cell table:protected="true">
            <text:p>649</text:p>
          </table:table-cell>
          <table:table-cell table:protected="true">
            <text:p>708</text:p>
          </table:table-cell>
          <table:table-cell table:protected="true">
            <text:p>767</text:p>
          </table:table-cell>
          <table:table-cell table:protected="true">
            <text:p>826</text:p>
          </table:table-cell>
          <table:table-cell table:protected="true">
            <text:p>885</text:p>
          </table:table-cell>
          <table:table-cell table:protected="true">
            <text:p>944</text:p>
          </table:table-cell>
          <table:table-cell table:protected="true">
            <text:p>1003</text:p>
          </table:table-cell>
          <table:table-cell table:protected="true">
            <text:p>1062</text:p>
          </table:table-cell>
          <table:table-cell table:protected="true">
            <text:p>1121</text:p>
          </table:table-cell>
        </table:table-row>
        <table:table-row table:style-name="ro0">
          <table:table-cell table:protected="true">
            <text:p>Row 60</text:p>
          </table:table-cell>
          <table:table-cell table:protected="true">
            <text:p>60</text:p>
          </table:table-cell>
          <table:table-cell table:protected="true">
            <text:p>120</text:p>
          </table:table-cell>
          <table:table-cell table:protected="true">
            <text:p>180</text:p>
          </table:table-cell>
          <table:table-cell table:protected="true">
            <text:p>240</text:p>
          </table:table-cell>
          <table:table-cell table:protected="true">
            <text:p>300</text:p>
          </table:table-cell>
          <table:table-cell table:protected="true">
            <text:p>360</text:p>
          </table:table-cell>
          <table:table-cell table:protected="true">
            <text:p>420</text:p>
          </table:table-cell>
          <table:table-cell table:protected="true">
            <text:p>480</text:p>
          </table:table-cell>
          <table:table-cell table:protected="true">
            <text:p>540</text:p>
          </table:table-cell>
          <table:table-cell table:protected="true">
            <text:p>600</text:p>
          </table:table-cell>
          <table:table-cell table:protected="true">
            <text:p>660</text:p>
          </table:table-cell>
          <table:table-cell table:protected="true">
            <text:p>720</text:p>
          </table:table-cell>
          <table:table-cell table:protected="true">
            <text:p>780</text:p>
          </table:table-cell>
          <table:table-cell table:protected="true">
            <text:p>840</text:p>
          </table:table-cell>
          <table:table-cell table:protected="true">
            <text:p>900</text:p>
          </table:table-cell>
          <table:table-cell table:protected="true">
            <text:p>960</text:p>
          </table:table-cell>
          <table:table-cell table:protected="true">
            <text:p>1020</text:p>
          </table:table-cell>
          <table:table-cell table:protected="true">
            <text:p>1080</text:p>
          </table:table-cell>
          <table:table-cell table:protected="true">
            <text:p>1140</text:p>
          </table:table-cell>
        </table:table-row>
        <table:table-row table:style-name="ro0">
          <table:table-cell table:protected="true">
            <text:p>Row 61</text:p>
          </table:table-cell>
          <table:table-cell table:protected="true">
            <text:p>61</text:p>
          </table:table-cell>
          <table:table-cell table:protected="true">
            <text:p>122</text:p>
          </table:table-cell>
          <table:table-cell table:protected="true">
            <text:p>183</text:p>
          </table:table-cell>
          <table:table-cell table:protected="true">
            <text:p>244</text:p>
          </table:table-cell>
          <table:table-cell table:protected="true">
            <text:p>305</text:p>
          </table:table-cell>
          <table:table-cell table:protected="true">
            <text:p>366</text:p>
          </table:table-cell>
          <table:table-cell table:protected="true">
            <text:p>427</text:p>
          </table:table-cell>
          <table:table-cell table:protected="true">
            <text:p>488</text:p>
          </table:table-cell>
          <table:table-cell table:protected="true">
            <text:p>549</text:p>
          </table:table-cell>
          <table:table-cell table:protected="true">
            <text:p>610</text:p>
          </table:table-cell>
          <table:table-cell table:protected="true">
            <text:p>671</text:p>
          </table:table-cell>
          <table:table-cell table:protected="true">
            <text:p>732</text:p>
          </table:table-cell>
          <table:table-cell table:protected="true">
            <text:p>793</text:p>
          </table:table-cell>
          <table:table-cell table:protected="true">
            <text:p>854</text:p>
          </table:table-cell>
          <table:table-cell table:protected="true">
            <text:p>915</text:p>
          </table:table-cell>
          <table:table-cell table:protected="true">
            <text:p>976</text:p>
          </table:table-cell>
          <table:table-cell table:protected="true">
            <text:p>1037</text:p>
          </table:table-cell>
          <table:table-cell table:protected="true">
            <text:p>1098</text:p>
          </table:table-cell>
          <table:table-cell table:protected="true">
            <text:p>1159</text:p>
          </table:table-cell>
        </table:table-row>
        <table:table-row table:style-name="ro0">
          <table:table-cell table:protected="true">
            <text:p>Row 62</text:p>
          </table:table-cell>
          <table:table-cell table:protected="true">
            <text:p>62</text:p>
          </table:table-cell>
          <table:table-cell table:protected="true">
            <text:p>124</text:p>
          </table:table-cell>
          <table:table-cell table:protected="true">
            <text:p>186</text:p>
          </table:table-cell>
          <table:table-cell table:protected="true">
            <text:p>248</text:p>
          </table:table-cell>
          <table:table-cell table:protected="true">
            <text:p>310</text:p>
          </table:table-cell>
          <table:table-cell table:protected="true">
            <text:p>372</text:p>
          </table:table-cell>
          <table:table-cell table:protected="true">
            <text:p>434</text:p>
          </table:table-cell>
          <table:table-cell table:protected="true">
            <text:p>496</text:p>
          </table:table-cell>
          <table:table-cell table:protected="true">
            <text:p>558</text:p>
          </table:table-cell>
          <table:table-cell table:protected="true">
            <text:p>620</text:p>
          </table:table-cell>
          <table:table-cell table:protected="true">
            <text:p>682</text:p>
          </table:table-cell>
          <table:table-cell table:protected="true">
            <text:p>744</text:p>
          </table:table-cell>
          <table:table-cell table:protected="true">
            <text:p>806</text:p>
          </table:table-cell>
          <table:table-cell table:protected="true">
            <text:p>868</text:p>
          </table:table-cell>
          <table:table-cell table:protected="true">
            <text:p>930</text:p>
          </table:table-cell>
          <table:table-cell table:protected="true">
            <text:p>992</text:p>
          </table:table-cell>
          <table:table-cell table:protected="true">
            <text:p>1054</text:p>
          </table:table-cell>
          <table:table-cell table:protected="true">
            <text:p>1116</text:p>
          </table:table-cell>
          <table:table-cell table:protected="true">
            <text:p>1178</text:p>
          </table:table-cell>
        </table:table-row>
        <table:table-row table:style-name="ro0">
          <table:table-cell table:protected="true">
            <text:p>Row 63</text:p>
          </table:table-cell>
          <table:table-cell table:protected="true">
            <text:p>63</text:p>
          </table:table-cell>
          <table:table-cell table:protected="true">
            <text:p>126</text:p>
          </table:table-cell>
          <table:table-cell table:protected="true">
            <text:p>189</text:p>
          </table:table-cell>
          <table:table-cell table:protected="true">
            <text:p>252</text:p>
          </table:table-cell>
          <table:table-cell table:protected="true">
            <text:p>315</text:p>
          </table:table-cell>
          <table:table-cell table:protected="true">
            <text:p>378</text:p>
          </table:table-cell>
          <table:table-cell table:protected="true">
            <text:p>441</text:p>
          </table:table-cell>
          <table:table-cell table:protected="true">
            <text:p>504</text:p>
          </table:table-cell>
          <table:table-cell table:protected="true">
            <text:p>567</text:p>
          </table:table-cell>
          <table:table-cell table:protected="true">
            <text:p>630</text:p>
          </table:table-cell>
          <table:table-cell table:protected="true">
            <text:p>693</text:p>
          </table:table-cell>
          <table:table-cell table:protected="true">
            <text:p>756</text:p>
          </table:table-cell>
          <table:table-cell table:protected="true">
            <text:p>819</text:p>
          </table:table-cell>
          <table:table-cell table:protected="true">
            <text:p>882</text:p>
          </table:table-cell>
          <table:table-cell table:protected="true">
            <text:p>945</text:p>
          </table:table-cell>
          <table:table-cell table:protected="true">
            <text:p>1008</text:p>
          </table:table-cell>
          <table:table-cell table:protected="true">
            <text:p>1071</text:p>
          </table:table-cell>
          <table:table-cell table:protected="true">
            <text:p>1134</text:p>
          </table:table-cell>
          <table:table-cell table:protected="true">
            <text:p>1197</text:p>
          </table:table-cell>
        </table:table-row>
        <table:table-row table:style-name="ro0">
          <table:table-cell table:protected="true">
            <text:p>Row 64</text:p>
          </table:table-cell>
          <table:table-cell table:protected="true">
            <text:p>64</text:p>
          </table:table-cell>
          <table:table-cell table:protected="true">
            <text:p>128</text:p>
          </table:table-cell>
          <table:table-cell table:protected="true">
            <text:p>192</text:p>
          </table:table-cell>
          <table:table-cell table:protected="true">
            <text:p>256</text:p>
          </table:table-cell>
          <table:table-cell table:protected="true">
            <text:p>320</text:p>
          </table:table-cell>
          <table:table-cell table:protected="true">
            <text:p>384</text:p>
          </table:table-cell>
          <table:table-cell table:protected="true">
            <text:p>448</text:p>
          </table:table-cell>
          <table:table-cell table:protected="true">
            <text:p>512</text:p>
          </table:table-cell>
          <table:table-cell table:protected="true">
            <text:p>576</text:p>
          </table:table-cell>
          <table:table-cell table:protected="true">
            <text:p>640</text:p>
          </table:table-cell>
          <table:table-cell table:protected="true">
            <text:p>704</text:p>
          </table:table-cell>
          <table:table-cell table:protected="true">
            <text:p>768</text:p>
          </table:table-cell>
          <table:table-cell table:protected="true">
            <text:p>832</text:p>
          </table:table-cell>
          <table:table-cell table:protected="true">
            <text:p>896</text:p>
          </table:table-cell>
          <table:table-cell table:protected="true">
            <text:p>960</text:p>
          </table:table-cell>
          <table:table-cell table:protected="true">
            <text:p>1024</text:p>
          </table:table-cell>
          <table:table-cell table:protected="true">
            <text:p>1088</text:p>
          </table:table-cell>
          <table:table-cell table:protected="true">
            <text:p>1152</text:p>
          </table:table-cell>
          <table:table-cell table:protected="true">
            <text:p>1216</text:p>
          </table:table-cell>
        </table:table-row>
        <table:table-row table:style-name="ro0">
          <table:table-cell table:protected="true">
            <text:p>Row 65</text:p>
          </table:table-cell>
          <table:table-cell table:protected="true">
            <text:p>65</text:p>
          </table:table-cell>
          <table:table-cell table:protected="true">
            <text:p>130</text:p>
          </table:table-cell>
          <table:table-cell table:protected="true">
            <text:p>195</text:p>
          </table:table-cell>
          <table:table-cell table:protected="true">
            <text:p>260</text:p>
          </table:table-cell>
          <table:table-cell table:protected="true">
            <text:p>325</text:p>
          </table:table-cell>
          <table:table-cell table:protected="true">
            <text:p>390</text:p>
          </table:table-cell>
          <table:table-cell table:protected="true">
            <text:p>455</text:p>
          </table:table-cell>
          <table:table-cell table:protected="true">
            <text:p>520</text:p>
          </table:table-cell>
          <table:table-cell table:protected="true">
            <text:p>585</text:p>
          </table:table-cell>
          <table:table-cell table:protected="true">
            <text:p>650</text:p>
          </table:table-cell>
          <table:table-cell table:protected="true">
            <text:p>715</text:p>
          </table:table-cell>
          <table:table-cell table:protected="true">
            <text:p>780</text:p>
          </table:table-cell>
          <table:table-cell table:protected="true">
            <text:p>845</text:p>
          </table:table-cell>
          <table:table-cell table:protected="true">
            <text:p>910</text:p>
          </table:table-cell>
          <table:table-cell table:protected="true">
            <text:p>975</text:p>
          </table:table-cell>
          <table:table-cell table:protected="true">
            <text:p>1040</text:p>
          </table:table-cell>
          <table:table-cell table:protected="true">
            <text:p>1105</text:p>
          </table:table-cell>
          <table:table-cell table:protected="true">
            <text:p>1170</text:p>
          </table:table-cell>
          <table:table-cell table:protected="true">
            <text:p>1235</text:p>
          </table:table-cell>
        </table:table-row>
        <table:table-row table:style-name="ro0">
          <table:table-cell table:protected="true">
            <text:p>Row 66</text:p>
          </table:table-cell>
          <table:table-cell table:protected="true">
            <text:p>66</text:p>
          </table:table-cell>
          <table:table-cell table:protected="true">
            <text:p>132</text:p>
          </table:table-cell>
          <table:table-cell table:protected="true">
            <text:p>198</text:p>
          </table:table-cell>
          <table:table-cell table:protected="true">
            <text:p>264</text:p>
          </table:table-cell>
          <table:table-cell table:protected="true">
            <text:p>330</text:p>
          </table:table-cell>
          <table:table-cell table:protected="true">
            <text:p>396</text:p>
          </table:table-cell>
          <table:table-cell table:protected="true">
            <text:p>462</text:p>
          </table:table-cell>
          <table:table-cell table:protected="true">
            <text:p>528</text:p>
          </table:table-cell>
          <table:table-cell table:protected="true">
            <text:p>594</text:p>
          </table:table-cell>
          <table:table-cell table:protected="true">
            <text:p>660</text:p>
          </table:table-cell>
          <table:table-cell table:protected="true">
            <text:p>726</text:p>
          </table:table-cell>
          <table:table-cell table:protected="true">
            <text:p>792</text:p>
          </table:table-cell>
          <table:table-cell table:protected="true">
            <text:p>858</text:p>
          </table:table-cell>
          <table:table-cell table:protected="true">
            <text:p>924</text:p>
          </table:table-cell>
          <table:table-cell table:protected="true">
            <text:p>990</text:p>
          </table:table-cell>
          <table:table-cell table:protected="true">
            <text:p>1056</text:p>
          </table:table-cell>
          <table:table-cell table:protected="true">
            <text:p>1122</text:p>
          </table:table-cell>
          <table:table-cell table:protected="true">
            <text:p>1188</text:p>
          </table:table-cell>
          <table:table-cell table:protected="true">
            <text:p>1254</text:p>
          </table:table-cell>
        </table:table-row>
        <table:table-row table:style-name="ro0">
          <table:table-cell table:protected="true">
            <text:p>Row 67</text:p>
          </table:table-cell>
          <table:table-cell table:protected="true">
            <text:p>67</text:p>
          </table:table-cell>
          <table:table-cell table:protected="true">
            <text:p>134</text:p>
          </table:table-cell>
          <table:table-cell table:protected="true">
            <text:p>201</text:p>
          </table:table-cell>
          <table:table-cell table:protected="true">
            <text:p>268</text:p>
          </table:table-cell>
          <table:table-cell table:protected="true">
            <text:p>335</text:p>
          </table:table-cell>
          <table:table-cell table:protected="true">
            <text:p>402</text:p>
          </table:table-cell>
          <table:table-cell table:protected="true">
            <text:p>469</text:p>
          </table:table-cell>
          <table:table-cell table:protected="true">
            <text:p>536</text:p>
          </table:table-cell>
          <table:table-cell table:protected="true">
            <text:p>603</text:p>
          </table:table-cell>
          <table:table-cell table:protected="true">
            <text:p>670</text:p>
          </table:table-cell>
          <table:table-cell table:protected="true">
            <text:p>737</text:p>
          </table:table-cell>
          <table:table-cell table:protected="true">
            <text:p>804</text:p>
          </table:table-cell>
          <table:table-cell table:protected="true">
            <text:p>871</text:p>
          </table:table-cell>
          <table:table-cell table:protected="true">
            <text:p>938</text:p>
          </table:table-cell>
          <table:table-cell table:protected="true">
            <text:p>1005</text:p>
          </table:table-cell>
          <table:table-cell table:protected="true">
            <text:p>1072</text:p>
          </table:table-cell>
          <table:table-cell table:protected="true">
            <text:p>1139</text:p>
          </table:table-cell>
          <table:table-cell table:protected="true">
            <text:p>1206</text:p>
          </table:table-cell>
          <table:table-cell table:protected="true">
            <text:p>1273</text:p>
          </table:table-cell>
        </table:table-row>
        <table:table-row table:style-name="ro0">
          <table:table-cell table:protected="true">
            <text:p>Row 68</text:p>
          </table:table-cell>
          <table:table-cell table:protected="true">
            <text:p>68</text:p>
          </table:table-cell>
          <table:table-cell table:protected="true">
            <text:p>136</text:p>
          </table:table-cell>
          <table:table-cell table:protected="true">
            <text:p>204</text:p>
          </table:table-cell>
          <table:table-cell table:protected="true">
            <text:p>272</text:p>
          </table:table-cell>
          <table:table-cell table:protected="true">
            <text:p>340</text:p>
          </table:table-cell>
          <table:table-cell table:protected="true">
            <text:p>408</text:p>
          </table:table-cell>
          <table:table-cell table:protected="true">
            <text:p>476</text:p>
          </table:table-cell>
          <table:table-cell table:protected="true">
            <text:p>544</text:p>
          </table:table-cell>
          <table:table-cell table:protected="true">
            <text:p>612</text:p>
          </table:table-cell>
          <table:table-cell table:protected="true">
            <text:p>680</text:p>
          </table:table-cell>
          <table:table-cell table:protected="true">
            <text:p>748</text:p>
          </table:table-cell>
          <table:table-cell table:protected="true">
            <text:p>816</text:p>
          </table:table-cell>
          <table:table-cell table:protected="true">
            <text:p>884</text:p>
          </table:table-cell>
          <table:table-cell table:protected="true">
            <text:p>952</text:p>
          </table:table-cell>
          <table:table-cell table:protected="true">
            <text:p>1020</text:p>
          </table:table-cell>
          <table:table-cell table:protected="true">
            <text:p>1088</text:p>
          </table:table-cell>
          <table:table-cell table:protected="true">
            <text:p>1156</text:p>
          </table:table-cell>
          <table:table-cell table:protected="true">
            <text:p>1224</text:p>
          </table:table-cell>
          <table:table-cell table:protected="true">
            <text:p>1292</text:p>
          </table:table-cell>
        </table:table-row>
        <table:table-row table:style-name="ro0">
          <table:table-cell table:protected="true">
            <text:p>Row 69</text:p>
          </table:table-cell>
          <table:table-cell table:protected="true">
            <text:p>69</text:p>
          </table:table-cell>
          <table:table-cell table:protected="true">
            <text:p>138</text:p>
          </table:table-cell>
          <table:table-cell table:protected="true">
            <text:p>207</text:p>
          </table:table-cell>
          <table:table-cell table:protected="true">
            <text:p>276</text:p>
          </table:table-cell>
          <table:table-cell table:protected="true">
            <text:p>345</text:p>
          </table:table-cell>
          <table:table-cell table:protected="true">
            <text:p>414</text:p>
          </table:table-cell>
          <table:table-cell table:protected="true">
            <text:p>483</text:p>
          </table:table-cell>
          <table:table-cell table:protected="true">
            <text:p>552</text:p>
          </table:table-cell>
          <table:table-cell table:protected="true">
            <text:p>621</text:p>
          </table:table-cell>
          <table:table-cell table:protected="true">
            <text:p>690</text:p>
          </table:table-cell>
          <table:table-cell table:protected="true">
            <text:p>759</text:p>
          </table:table-cell>
          <table:table-cell table:protected="true">
            <text:p>828</text:p>
          </table:table-cell>
          <table:table-cell table:protected="true">
            <text:p>897</text:p>
          </table:table-cell>
          <table:table-cell table:protected="true">
            <text:p>966</text:p>
          </table:table-cell>
          <table:table-cell table:protected="true">
            <text:p>1035</text:p>
          </table:table-cell>
          <table:table-cell table:protected="true">
            <text:p>1104</text:p>
          </table:table-cell>
          <table:table-cell table:protected="true">
            <text:p>1173</text:p>
          </table:table-cell>
          <table:table-cell table:protected="true">
            <text:p>1242</text:p>
          </table:table-cell>
          <table:table-cell table:protected="true">
            <text:p>1311</text:p>
          </table:table-cell>
        </table:table-row>
        <table:table-row table:style-name="ro0">
          <table:table-cell table:protected="true">
            <text:p>Row 70</text:p>
          </table:table-cell>
          <table:table-cell table:protected="true">
            <text:p>70</text:p>
          </table:table-cell>
          <table:table-cell table:protected="true">
            <text:p>140</text:p>
          </table:table-cell>
          <table:table-cell table:protected="true">
            <text:p>210</text:p>
          </table:table-cell>
          <table:table-cell table:protected="true">
            <text:p>280</text:p>
          </table:table-cell>
          <table:table-cell table:protected="true">
            <text:p>350</text:p>
          </table:table-cell>
          <table:table-cell table:protected="true">
            <text:p>420</text:p>
          </table:table-cell>
          <table:table-cell table:protected="true">
            <text:p>490</text:p>
          </table:table-cell>
          <table:table-cell table:protected="true">
            <text:p>560</text:p>
          </table:table-cell>
          <table:table-cell table:protected="true">
            <text:p>630</text:p>
          </table:table-cell>
          <table:table-cell table:protected="true">
            <text:p>700</text:p>
          </table:table-cell>
          <table:table-cell table:protected="true">
            <text:p>770</text:p>
          </table:table-cell>
          <table:table-cell table:protected="true">
            <text:p>840</text:p>
          </table:table-cell>
          <table:table-cell table:protected="true">
            <text:p>910</text:p>
          </table:table-cell>
          <table:table-cell table:protected="true">
            <text:p>980</text:p>
          </table:table-cell>
          <table:table-cell table:protected="true">
            <text:p>1050</text:p>
          </table:table-cell>
          <table:table-cell table:protected="true">
            <text:p>1120</text:p>
          </table:table-cell>
          <table:table-cell table:protected="true">
            <text:p>1190</text:p>
          </table:table-cell>
          <table:table-cell table:protected="true">
            <text:p>1260</text:p>
          </table:table-cell>
          <table:table-cell table:protected="true">
            <text:p>1330</text:p>
          </table:table-cell>
        </table:table-row>
        <table:table-row table:style-name="ro0">
          <table:table-cell table:protected="true">
            <text:p>Row 71</text:p>
          </table:table-cell>
          <table:table-cell table:protected="true">
            <text:p>71</text:p>
          </table:table-cell>
          <table:table-cell table:protected="true">
            <text:p>142</text:p>
          </table:table-cell>
          <table:table-cell table:protected="true">
            <text:p>213</text:p>
          </table:table-cell>
          <table:table-cell table:protected="true">
            <text:p>284</text:p>
          </table:table-cell>
          <table:table-cell table:protected="true">
            <text:p>355</text:p>
          </table:table-cell>
          <table:table-cell table:protected="true">
            <text:p>426</text:p>
          </table:table-cell>
          <table:table-cell table:protected="true">
            <text:p>497</text:p>
          </table:table-cell>
          <table:table-cell table:protected="true">
            <text:p>568</text:p>
          </table:table-cell>
          <table:table-cell table:protected="true">
            <text:p>639</text:p>
          </table:table-cell>
          <table:table-cell table:protected="true">
            <text:p>710</text:p>
          </table:table-cell>
          <table:table-cell table:protected="true">
            <text:p>781</text:p>
          </table:table-cell>
          <table:table-cell table:protected="true">
            <text:p>852</text:p>
          </table:table-cell>
          <table:table-cell table:protected="true">
            <text:p>923</text:p>
          </table:table-cell>
          <table:table-cell table:protected="true">
            <text:p>994</text:p>
          </table:table-cell>
          <table:table-cell table:protected="true">
            <text:p>1065</text:p>
          </table:table-cell>
          <table:table-cell table:protected="true">
            <text:p>1136</text:p>
          </table:table-cell>
          <table:table-cell table:protected="true">
            <text:p>1207</text:p>
          </table:table-cell>
          <table:table-cell table:protected="true">
            <text:p>1278</text:p>
          </table:table-cell>
          <table:table-cell table:protected="true">
            <text:p>1349</text:p>
          </table:table-cell>
        </table:table-row>
        <table:table-row table:style-name="ro0">
          <table:table-cell table:protected="true">
            <text:p>Row 72</text:p>
          </table:table-cell>
          <table:table-cell table:protected="true">
            <text:p>72</text:p>
          </table:table-cell>
          <table:table-cell table:protected="true">
            <text:p>144</text:p>
          </table:table-cell>
          <table:table-cell table:protected="true">
            <text:p>216</text:p>
          </table:table-cell>
          <table:table-cell table:protected="true">
            <text:p>288</text:p>
          </table:table-cell>
          <table:table-cell table:protected="true">
            <text:p>360</text:p>
          </table:table-cell>
          <table:table-cell table:protected="true">
            <text:p>432</text:p>
          </table:table-cell>
          <table:table-cell table:protected="true">
            <text:p>504</text:p>
          </table:table-cell>
          <table:table-cell table:protected="true">
            <text:p>576</text:p>
          </table:table-cell>
          <table:table-cell table:protected="true">
            <text:p>648</text:p>
          </table:table-cell>
          <table:table-cell table:protected="true">
            <text:p>720</text:p>
          </table:table-cell>
          <table:table-cell table:protected="true">
            <text:p>792</text:p>
          </table:table-cell>
          <table:table-cell table:protected="true">
            <text:p>864</text:p>
          </table:table-cell>
          <table:table-cell table:protected="true">
            <text:p>936</text:p>
          </table:table-cell>
          <table:table-cell table:protected="true">
            <text:p>1008</text:p>
          </table:table-cell>
          <table:table-cell table:protected="true">
            <text:p>1080</text:p>
          </table:table-cell>
          <table:table-cell table:protected="true">
            <text:p>1152</text:p>
          </table:table-cell>
          <table:table-cell table:protected="true">
            <text:p>1224</text:p>
          </table:table-cell>
          <table:table-cell table:protected="true">
            <text:p>1296</text:p>
          </table:table-cell>
          <table:table-cell table:protected="true">
            <text:p>1368</text:p>
          </table:table-cell>
        </table:table-row>
        <table:table-row table:style-name="ro0">
          <table:table-cell table:protected="true">
            <text:p>Row 73</text:p>
          </table:table-cell>
          <table:table-cell table:protected="true">
            <text:p>73</text:p>
          </table:table-cell>
          <table:table-cell table:protected="true">
            <text:p>146</text:p>
          </table:table-cell>
          <table:table-cell table:protected="true">
            <text:p>219</text:p>
          </table:table-cell>
          <table:table-cell table:protected="true">
            <text:p>292</text:p>
          </table:table-cell>
          <table:table-cell table:protected="true">
            <text:p>365</text:p>
          </table:table-cell>
          <table:table-cell table:protected="true">
            <text:p>438</text:p>
          </table:table-cell>
          <table:table-cell table:protected="true">
            <text:p>511</text:p>
          </table:table-cell>
          <table:table-cell table:protected="true">
            <text:p>584</text:p>
          </table:table-cell>
          <table:table-cell table:protected="true">
            <text:p>657</text:p>
          </table:table-cell>
          <table:table-cell table:protected="true">
            <text:p>730</text:p>
          </table:table-cell>
          <table:table-cell table:protected="true">
            <text:p>803</text:p>
          </table:table-cell>
          <table:table-cell table:protected="true">
            <text:p>876</text:p>
          </table:table-cell>
          <table:table-cell table:protected="true">
            <text:p>949</text:p>
          </table:table-cell>
          <table:table-cell table:protected="true">
            <text:p>1022</text:p>
          </table:table-cell>
          <table:table-cell table:protected="true">
            <text:p>1095</text:p>
          </table:table-cell>
          <table:table-cell table:protected="true">
            <text:p>1168</text:p>
          </table:table-cell>
          <table:table-cell table:protected="true">
            <text:p>1241</text:p>
          </table:table-cell>
          <table:table-cell table:protected="true">
            <text:p>1314</text:p>
          </table:table-cell>
          <table:table-cell table:protected="true">
            <text:p>1387</text:p>
          </table:table-cell>
        </table:table-row>
        <table:table-row table:style-name="ro0">
          <table:table-cell table:protected="true">
            <text:p>Row 74</text:p>
          </table:table-cell>
          <table:table-cell table:protected="true">
            <text:p>74</text:p>
          </table:table-cell>
          <table:table-cell table:protected="true">
            <text:p>148</text:p>
          </table:table-cell>
          <table:table-cell table:protected="true">
            <text:p>222</text:p>
          </table:table-cell>
          <table:table-cell table:protected="true">
            <text:p>296</text:p>
          </table:table-cell>
          <table:table-cell table:protected="true">
            <text:p>370</text:p>
          </table:table-cell>
          <table:table-cell table:protected="true">
            <text:p>444</text:p>
          </table:table-cell>
          <table:table-cell table:protected="true">
            <text:p>518</text:p>
          </table:table-cell>
          <table:table-cell table:protected="true">
            <text:p>592</text:p>
          </table:table-cell>
          <table:table-cell table:protected="true">
            <text:p>666</text:p>
          </table:table-cell>
          <table:table-cell table:protected="true">
            <text:p>740</text:p>
          </table:table-cell>
          <table:table-cell table:protected="true">
            <text:p>814</text:p>
          </table:table-cell>
          <table:table-cell table:protected="true">
            <text:p>888</text:p>
          </table:table-cell>
          <table:table-cell table:protected="true">
            <text:p>962</text:p>
          </table:table-cell>
          <table:table-cell table:protected="true">
            <text:p>1036</text:p>
          </table:table-cell>
          <table:table-cell table:protected="true">
            <text:p>1110</text:p>
          </table:table-cell>
          <table:table-cell table:protected="true">
            <text:p>1184</text:p>
          </table:table-cell>
          <table:table-cell table:protected="true">
            <text:p>1258</text:p>
          </table:table-cell>
          <table:table-cell table:protected="true">
            <text:p>1332</text:p>
          </table:table-cell>
          <table:table-cell table:protected="true">
            <text:p>1406</text:p>
          </table:table-cell>
        </table:table-row>
        <table:table-row table:style-name="ro0">
          <table:table-cell table:protected="true">
            <text:p>Row 75</text:p>
          </table:table-cell>
          <table:table-cell table:protected="true">
            <text:p>75</text:p>
          </table:table-cell>
          <table:table-cell table:protected="true">
            <text:p>150</text:p>
          </table:table-cell>
          <table:table-cell table:protected="true">
            <text:p>225</text:p>
          </table:table-cell>
          <table:table-cell table:protected="true">
            <text:p>300</text:p>
          </table:table-cell>
          <table:table-cell table:protected="true">
            <text:p>375</text:p>
          </table:table-cell>
          <table:table-cell table:protected="true">
            <text:p>450</text:p>
          </table:table-cell>
          <table:table-cell table:protected="true">
            <text:p>525</text:p>
          </table:table-cell>
          <table:table-cell table:protected="true">
            <text:p>600</text:p>
          </table:table-cell>
          <table:table-cell table:protected="true">
            <text:p>675</text:p>
          </table:table-cell>
          <table:table-cell table:protected="true">
            <text:p>750</text:p>
          </table:table-cell>
          <table:table-cell table:protected="true">
            <text:p>825</text:p>
          </table:table-cell>
          <table:table-cell table:protected="true">
            <text:p>900</text:p>
          </table:table-cell>
          <table:table-cell table:protected="true">
            <text:p>975</text:p>
          </table:table-cell>
          <table:table-cell table:protected="true">
            <text:p>1050</text:p>
          </table:table-cell>
          <table:table-cell table:protected="true">
            <text:p>1125</text:p>
          </table:table-cell>
          <table:table-cell table:protected="true">
            <text:p>1200</text:p>
          </table:table-cell>
          <table:table-cell table:protected="true">
            <text:p>1275</text:p>
          </table:table-cell>
          <table:table-cell table:protected="true">
            <text:p>1350</text:p>
          </table:table-cell>
          <table:table-cell table:protected="true">
            <text:p>1425</text:p>
          </table:table-cell>
        </table:table-row>
        <table:table-row table:style-name="ro0">
          <table:table-cell table:protected="true">
            <text:p>Row 76</text:p>
          </table:table-cell>
          <table:table-cell table:protected="true">
            <text:p>76</text:p>
          </table:table-cell>
          <table:table-cell table:protected="true">
            <text:p>152</text:p>
          </table:table-cell>
          <table:table-cell table:protected="true">
            <text:p>228</text:p>
          </table:table-cell>
          <table:table-cell table:protected="true">
            <text:p>304</text:p>
          </table:table-cell>
          <table:table-cell table:protected="true">
            <text:p>380</text:p>
          </table:table-cell>
          <table:table-cell table:protected="true">
            <text:p>456</text:p>
          </table:table-cell>
          <table:table-cell table:protected="true">
            <text:p>532</text:p>
          </table:table-cell>
          <table:table-cell table:protected="true">
            <text:p>608</text:p>
          </table:table-cell>
          <table:table-cell table:protected="true">
            <text:p>684</text:p>
          </table:table-cell>
          <table:table-cell table:protected="true">
            <text:p>760</text:p>
          </table:table-cell>
          <table:table-cell table:protected="true">
            <text:p>836</text:p>
          </table:table-cell>
          <table:table-cell table:protected="true">
            <text:p>912</text:p>
          </table:table-cell>
          <table:table-cell table:protected="true">
            <text:p>988</text:p>
          </table:table-cell>
          <table:table-cell table:protected="true">
            <text:p>1064</text:p>
          </table:table-cell>
          <table:table-cell table:protected="true">
            <text:p>1140</text:p>
          </table:table-cell>
          <table:table-cell table:protected="true">
            <text:p>1216</text:p>
          </table:table-cell>
          <table:table-cell table:protected="true">
            <text:p>1292</text:p>
          </table:table-cell>
          <table:table-cell table:protected="true">
            <text:p>1368</text:p>
          </table:table-cell>
          <table:table-cell table:protected="true">
            <text:p>1444</text:p>
          </table:table-cell>
        </table:table-row>
        <table:table-row table:style-name="ro0">
          <table:table-cell table:protected="true">
            <text:p>Row 77</text:p>
          </table:table-cell>
          <table:table-cell table:protected="true">
            <text:p>77</text:p>
          </table:table-cell>
          <table:table-cell table:protected="true">
            <text:p>154</text:p>
          </table:table-cell>
          <table:table-cell table:protected="true">
            <text:p>231</text:p>
          </table:table-cell>
          <table:table-cell table:protected="true">
            <text:p>308</text:p>
          </table:table-cell>
          <table:table-cell table:protected="true">
            <text:p>385</text:p>
          </table:table-cell>
          <table:table-cell table:protected="true">
            <text:p>462</text:p>
          </table:table-cell>
          <table:table-cell table:protected="true">
            <text:p>539</text:p>
          </table:table-cell>
          <table:table-cell table:protected="true">
            <text:p>616</text:p>
          </table:table-cell>
          <table:table-cell table:protected="true">
            <text:p>693</text:p>
          </table:table-cell>
          <table:table-cell table:protected="true">
            <text:p>770</text:p>
          </table:table-cell>
          <table:table-cell table:protected="true">
            <text:p>847</text:p>
          </table:table-cell>
          <table:table-cell table:protected="true">
            <text:p>924</text:p>
          </table:table-cell>
          <table:table-cell table:protected="true">
            <text:p>1001</text:p>
          </table:table-cell>
          <table:table-cell table:protected="true">
            <text:p>1078</text:p>
          </table:table-cell>
          <table:table-cell table:protected="true">
            <text:p>1155</text:p>
          </table:table-cell>
          <table:table-cell table:protected="true">
            <text:p>1232</text:p>
          </table:table-cell>
          <table:table-cell table:protected="true">
            <text:p>1309</text:p>
          </table:table-cell>
          <table:table-cell table:protected="true">
            <text:p>1386</text:p>
          </table:table-cell>
          <table:table-cell table:protected="true">
            <text:p>1463</text:p>
          </table:table-cell>
        </table:table-row>
        <table:table-row table:style-name="ro0">
          <table:table-cell table:protected="true">
            <text:p>Row 78</text:p>
          </table:table-cell>
          <table:table-cell table:protected="true">
            <text:p>78</text:p>
          </table:table-cell>
          <table:table-cell table:protected="true">
            <text:p>156</text:p>
          </table:table-cell>
          <table:table-cell table:protected="true">
            <text:p>234</text:p>
          </table:table-cell>
          <table:table-cell table:protected="true">
            <text:p>312</text:p>
          </table:table-cell>
          <table:table-cell table:protected="true">
            <text:p>390</text:p>
          </table:table-cell>
          <table:table-cell table:protected="true">
            <text:p>468</text:p>
          </table:table-cell>
          <table:table-cell table:protected="true">
            <text:p>546</text:p>
          </table:table-cell>
          <table:table-cell table:protected="true">
            <text:p>624</text:p>
          </table:table-cell>
          <table:table-cell table:protected="true">
            <text:p>702</text:p>
          </table:table-cell>
          <table:table-cell table:protected="true">
            <text:p>780</text:p>
          </table:table-cell>
          <table:table-cell table:protected="true">
            <text:p>858</text:p>
          </table:table-cell>
          <table:table-cell table:protected="true">
            <text:p>936</text:p>
          </table:table-cell>
          <table:table-cell table:protected="true">
            <text:p>1014</text:p>
          </table:table-cell>
          <table:table-cell table:protected="true">
            <text:p>1092</text:p>
          </table:table-cell>
          <table:table-cell table:protected="true">
            <text:p>1170</text:p>
          </table:table-cell>
          <table:table-cell table:protected="true">
            <text:p>1248</text:p>
          </table:table-cell>
          <table:table-cell table:protected="true">
            <text:p>1326</text:p>
          </table:table-cell>
          <table:table-cell table:protected="true">
            <text:p>1404</text:p>
          </table:table-cell>
          <table:table-cell table:protected="true">
            <text:p>1482</text:p>
          </table:table-cell>
        </table:table-row>
        <table:table-row table:style-name="ro0">
          <table:table-cell table:protected="true">
            <text:p>Row 79</text:p>
          </table:table-cell>
          <table:table-cell table:protected="true">
            <text:p>79</text:p>
          </table:table-cell>
          <table:table-cell table:protected="true">
            <text:p>158</text:p>
          </table:table-cell>
          <table:table-cell table:protected="true">
            <text:p>237</text:p>
          </table:table-cell>
          <table:table-cell table:protected="true">
            <text:p>316</text:p>
          </table:table-cell>
          <table:table-cell table:protected="true">
            <text:p>395</text:p>
          </table:table-cell>
          <table:table-cell table:protected="true">
            <text:p>474</text:p>
          </table:table-cell>
          <table:table-cell table:protected="true">
            <text:p>553</text:p>
          </table:table-cell>
          <table:table-cell table:protected="true">
            <text:p>632</text:p>
          </table:table-cell>
          <table:table-cell table:protected="true">
            <text:p>711</text:p>
          </table:table-cell>
          <table:table-cell table:protected="true">
            <text:p>790</text:p>
          </table:table-cell>
          <table:table-cell table:protected="true">
            <text:p>869</text:p>
          </table:table-cell>
          <table:table-cell table:protected="true">
            <text:p>948</text:p>
          </table:table-cell>
          <table:table-cell table:protected="true">
            <text:p>1027</text:p>
          </table:table-cell>
          <table:table-cell table:protected="true">
            <text:p>1106</text:p>
          </table:table-cell>
          <table:table-cell table:protected="true">
            <text:p>1185</text:p>
          </table:table-cell>
          <table:table-cell table:protected="true">
            <text:p>1264</text:p>
          </table:table-cell>
          <table:table-cell table:protected="true">
            <text:p>1343</text:p>
          </table:table-cell>
          <table:table-cell table:protected="true">
            <text:p>1422</text:p>
          </table:table-cell>
          <table:table-cell table:protected="true">
            <text:p>1501</text:p>
          </table:table-cell>
        </table:table-row>
        <table:table-row table:style-name="ro0">
          <table:table-cell table:protected="true">
            <text:p>Row 80</text:p>
          </table:table-cell>
          <table:table-cell table:protected="true">
            <text:p>80</text:p>
          </table:table-cell>
          <table:table-cell table:protected="true">
            <text:p>160</text:p>
          </table:table-cell>
          <table:table-cell table:protected="true">
            <text:p>240</text:p>
          </table:table-cell>
          <table:table-cell table:protected="true">
            <text:p>320</text:p>
          </table:table-cell>
          <table:table-cell table:protected="true">
            <text:p>400</text:p>
          </table:table-cell>
          <table:table-cell table:protected="true">
            <text:p>480</text:p>
          </table:table-cell>
          <table:table-cell table:protected="true">
            <text:p>560</text:p>
          </table:table-cell>
          <table:table-cell table:protected="true">
            <text:p>640</text:p>
          </table:table-cell>
          <table:table-cell table:protected="true">
            <text:p>720</text:p>
          </table:table-cell>
          <table:table-cell table:protected="true">
            <text:p>800</text:p>
          </table:table-cell>
          <table:table-cell table:protected="true">
            <text:p>880</text:p>
          </table:table-cell>
          <table:table-cell table:protected="true">
            <text:p>960</text:p>
          </table:table-cell>
          <table:table-cell table:protected="true">
            <text:p>1040</text:p>
          </table:table-cell>
          <table:table-cell table:protected="true">
            <text:p>1120</text:p>
          </table:table-cell>
          <table:table-cell table:protected="true">
            <text:p>1200</text:p>
          </table:table-cell>
          <table:table-cell table:protected="true">
            <text:p>1280</text:p>
          </table:table-cell>
          <table:table-cell table:protected="true">
            <text:p>1360</text:p>
          </table:table-cell>
          <table:table-cell table:protected="true">
            <text:p>1440</text:p>
          </table:table-cell>
          <table:table-cell table:protected="true">
            <text:p>1520</text:p>
          </table:table-cell>
        </table:table-row>
        <table:table-row table:style-name="ro0">
          <table:table-cell table:protected="true">
            <text:p>Row 81</text:p>
          </table:table-cell>
          <table:table-cell table:protected="true">
            <text:p>81</text:p>
          </table:table-cell>
          <table:table-cell table:protected="true">
            <text:p>162</text:p>
          </table:table-cell>
          <table:table-cell table:protected="true">
            <text:p>243</text:p>
          </table:table-cell>
          <table:table-cell table:protected="true">
            <text:p>324</text:p>
          </table:table-cell>
          <table:table-cell table:protected="true">
            <text:p>405</text:p>
          </table:table-cell>
          <table:table-cell table:protected="true">
            <text:p>486</text:p>
          </table:table-cell>
          <table:table-cell table:protected="true">
            <text:p>567</text:p>
          </table:table-cell>
          <table:table-cell table:protected="true">
            <text:p>648</text:p>
          </table:table-cell>
          <table:table-cell table:protected="true">
            <text:p>729</text:p>
          </table:table-cell>
          <table:table-cell table:protected="true">
            <text:p>810</text:p>
          </table:table-cell>
          <table:table-cell table:protected="true">
            <text:p>891</text:p>
          </table:table-cell>
          <table:table-cell table:protected="true">
            <text:p>972</text:p>
          </table:table-cell>
          <table:table-cell table:protected="true">
            <text:p>1053</text:p>
          </table:table-cell>
          <table:table-cell table:protected="true">
            <text:p>1134</text:p>
          </table:table-cell>
          <table:table-cell table:protected="true">
            <text:p>1215</text:p>
          </table:table-cell>
          <table:table-cell table:protected="true">
            <text:p>1296</text:p>
          </table:table-cell>
          <table:table-cell table:protected="true">
            <text:p>1377</text:p>
          </table:table-cell>
          <table:table-cell table:protected="true">
            <text:p>1458</text:p>
          </table:table-cell>
          <table:table-cell table:protected="true">
            <text:p>1539</text:p>
          </table:table-cell>
        </table:table-row>
        <table:table-row table:style-name="ro0">
          <table:table-cell table:protected="true">
            <text:p>Row 82</text:p>
          </table:table-cell>
          <table:table-cell table:protected="true">
            <text:p>82</text:p>
          </table:table-cell>
          <table:table-cell table:protected="true">
            <text:p>164</text:p>
          </table:table-cell>
          <table:table-cell table:protected="true">
            <text:p>246</text:p>
          </table:table-cell>
          <table:table-cell table:protected="true">
            <text:p>328</text:p>
          </table:table-cell>
          <table:table-cell table:protected="true">
            <text:p>410</text:p>
          </table:table-cell>
          <table:table-cell table:protected="true">
            <text:p>492</text:p>
          </table:table-cell>
          <table:table-cell table:protected="true">
            <text:p>574</text:p>
          </table:table-cell>
          <table:table-cell table:protected="true">
            <text:p>656</text:p>
          </table:table-cell>
          <table:table-cell table:protected="true">
            <text:p>738</text:p>
          </table:table-cell>
          <table:table-cell table:protected="true">
            <text:p>820</text:p>
          </table:table-cell>
          <table:table-cell table:protected="true">
            <text:p>902</text:p>
          </table:table-cell>
          <table:table-cell table:protected="true">
            <text:p>984</text:p>
          </table:table-cell>
          <table:table-cell table:protected="true">
            <text:p>1066</text:p>
          </table:table-cell>
          <table:table-cell table:protected="true">
            <text:p>1148</text:p>
          </table:table-cell>
          <table:table-cell table:protected="true">
            <text:p>1230</text:p>
          </table:table-cell>
          <table:table-cell table:protected="true">
            <text:p>1312</text:p>
          </table:table-cell>
          <table:table-cell table:protected="true">
            <text:p>1394</text:p>
          </table:table-cell>
          <table:table-cell table:protected="true">
            <text:p>1476</text:p>
          </table:table-cell>
          <table:table-cell table:protected="true">
            <text:p>1558</text:p>
          </table:table-cell>
        </table:table-row>
        <table:table-row table:style-name="ro0">
          <table:table-cell table:protected="true">
            <text:p>Row 83</text:p>
          </table:table-cell>
          <table:table-cell table:protected="true">
            <text:p>83</text:p>
          </table:table-cell>
          <table:table-cell table:protected="true">
            <text:p>166</text:p>
          </table:table-cell>
          <table:table-cell table:protected="true">
            <text:p>249</text:p>
          </table:table-cell>
          <table:table-cell table:protected="true">
            <text:p>332</text:p>
          </table:table-cell>
          <table:table-cell table:protected="true">
            <text:p>415</text:p>
          </table:table-cell>
          <table:table-cell table:protected="true">
            <text:p>498</text:p>
          </table:table-cell>
          <table:table-cell table:protected="true">
            <text:p>581</text:p>
          </table:table-cell>
          <table:table-cell table:protected="true">
            <text:p>664</text:p>
          </table:table-cell>
          <table:table-cell table:protected="true">
            <text:p>747</text:p>
          </table:table-cell>
          <table:table-cell table:protected="true">
            <text:p>830</text:p>
          </table:table-cell>
          <table:table-cell table:protected="true">
            <text:p>913</text:p>
          </table:table-cell>
          <table:table-cell table:protected="true">
            <text:p>996</text:p>
          </table:table-cell>
          <table:table-cell table:protected="true">
            <text:p>1079</text:p>
          </table:table-cell>
          <table:table-cell table:protected="true">
            <text:p>1162</text:p>
          </table:table-cell>
          <table:table-cell table:protected="true">
            <text:p>1245</text:p>
          </table:table-cell>
          <table:table-cell table:protected="true">
            <text:p>1328</text:p>
          </table:table-cell>
          <table:table-cell table:protected="true">
            <text:p>1411</text:p>
          </table:table-cell>
          <table:table-cell table:protected="true">
            <text:p>1494</text:p>
          </table:table-cell>
          <table:table-cell table:protected="true">
            <text:p>1577</text:p>
          </table:table-cell>
        </table:table-row>
        <table:table-row table:style-name="ro0">
          <table:table-cell table:protected="true">
            <text:p>Row 84</text:p>
          </table:table-cell>
          <table:table-cell table:protected="true">
            <text:p>84</text:p>
          </table:table-cell>
          <table:table-cell table:protected="true">
            <text:p>168</text:p>
          </table:table-cell>
          <table:table-cell table:protected="true">
            <text:p>252</text:p>
          </table:table-cell>
          <table:table-cell table:protected="true">
            <text:p>336</text:p>
          </table:table-cell>
          <table:table-cell table:protected="true">
            <text:p>420</text:p>
          </table:table-cell>
          <table:table-cell table:protected="true">
            <text:p>504</text:p>
          </table:table-cell>
          <table:table-cell table:protected="true">
            <text:p>588</text:p>
          </table:table-cell>
          <table:table-cell table:protected="true">
            <text:p>672</text:p>
          </table:table-cell>
          <table:table-cell table:protected="true">
            <text:p>756</text:p>
          </table:table-cell>
          <table:table-cell table:protected="true">
            <text:p>840</text:p>
          </table:table-cell>
          <table:table-cell table:protected="true">
            <text:p>924</text:p>
          </table:table-cell>
          <table:table-cell table:protected="true">
            <text:p>1008</text:p>
          </table:table-cell>
          <table:table-cell table:protected="true">
            <text:p>1092</text:p>
          </table:table-cell>
          <table:table-cell table:protected="true">
            <text:p>1176</text:p>
          </table:table-cell>
          <table:table-cell table:protected="true">
            <text:p>1260</text:p>
          </table:table-cell>
          <table:table-cell table:protected="true">
            <text:p>1344</text:p>
          </table:table-cell>
          <table:table-cell table:protected="true">
            <text:p>1428</text:p>
          </table:table-cell>
          <table:table-cell table:protected="true">
            <text:p>1512</text:p>
          </table:table-cell>
          <table:table-cell table:protected="true">
            <text:p>1596</text:p>
          </table:table-cell>
        </table:table-row>
        <table:table-row table:style-name="ro0">
          <table:table-cell table:protected="true">
            <text:p>Row 85</text:p>
          </table:table-cell>
          <table:table-cell table:protected="true">
            <text:p>85</text:p>
          </table:table-cell>
          <table:table-cell table:protected="true">
            <text:p>170</text:p>
          </table:table-cell>
          <table:table-cell table:protected="true">
            <text:p>255</text:p>
          </table:table-cell>
          <table:table-cell table:protected="true">
            <text:p>340</text:p>
          </table:table-cell>
          <table:table-cell table:protected="true">
            <text:p>425</text:p>
          </table:table-cell>
          <table:table-cell table:protected="true">
            <text:p>510</text:p>
          </table:table-cell>
          <table:table-cell table:protected="true">
            <text:p>595</text:p>
          </table:table-cell>
          <table:table-cell table:protected="true">
            <text:p>680</text:p>
          </table:table-cell>
          <table:table-cell table:protected="true">
            <text:p>765</text:p>
          </table:table-cell>
          <table:table-cell table:protected="true">
            <text:p>850</text:p>
          </table:table-cell>
          <table:table-cell table:protected="true">
            <text:p>935</text:p>
          </table:table-cell>
          <table:table-cell table:protected="true">
            <text:p>1020</text:p>
          </table:table-cell>
          <table:table-cell table:protected="true">
            <text:p>1105</text:p>
          </table:table-cell>
          <table:table-cell table:protected="true">
            <text:p>1190</text:p>
          </table:table-cell>
          <table:table-cell table:protected="true">
            <text:p>1275</text:p>
          </table:table-cell>
          <table:table-cell table:protected="true">
            <text:p>1360</text:p>
          </table:table-cell>
          <table:table-cell table:protected="true">
            <text:p>1445</text:p>
          </table:table-cell>
          <table:table-cell table:protected="true">
            <text:p>1530</text:p>
          </table:table-cell>
          <table:table-cell table:protected="true">
            <text:p>1615</text:p>
          </table:table-cell>
        </table:table-row>
        <table:table-row table:style-name="ro0">
          <table:table-cell table:protected="true">
            <text:p>Row 86</text:p>
          </table:table-cell>
          <table:table-cell table:protected="true">
            <text:p>86</text:p>
          </table:table-cell>
          <table:table-cell table:protected="true">
            <text:p>172</text:p>
          </table:table-cell>
          <table:table-cell table:protected="true">
            <text:p>258</text:p>
          </table:table-cell>
          <table:table-cell table:protected="true">
            <text:p>344</text:p>
          </table:table-cell>
          <table:table-cell table:protected="true">
            <text:p>430</text:p>
          </table:table-cell>
          <table:table-cell table:protected="true">
            <text:p>516</text:p>
          </table:table-cell>
          <table:table-cell table:protected="true">
            <text:p>602</text:p>
          </table:table-cell>
          <table:table-cell table:protected="true">
            <text:p>688</text:p>
          </table:table-cell>
          <table:table-cell table:protected="true">
            <text:p>774</text:p>
          </table:table-cell>
          <table:table-cell table:protected="true">
            <text:p>860</text:p>
          </table:table-cell>
          <table:table-cell table:protected="true">
            <text:p>946</text:p>
          </table:table-cell>
          <table:table-cell table:protected="true">
            <text:p>1032</text:p>
          </table:table-cell>
          <table:table-cell table:protected="true">
            <text:p>1118</text:p>
          </table:table-cell>
          <table:table-cell table:protected="true">
            <text:p>1204</text:p>
          </table:table-cell>
          <table:table-cell table:protected="true">
            <text:p>1290</text:p>
          </table:table-cell>
          <table:table-cell table:protected="true">
            <text:p>1376</text:p>
          </table:table-cell>
          <table:table-cell table:protected="true">
            <text:p>1462</text:p>
          </table:table-cell>
          <table:table-cell table:protected="true">
            <text:p>1548</text:p>
          </table:table-cell>
          <table:table-cell table:protected="true">
            <text:p>1634</text:p>
          </table:table-cell>
        </table:table-row>
        <table:table-row table:style-name="ro0">
          <table:table-cell table:protected="true">
            <text:p>Row 87</text:p>
          </table:table-cell>
          <table:table-cell table:protected="true">
            <text:p>87</text:p>
          </table:table-cell>
          <table:table-cell table:protected="true">
            <text:p>174</text:p>
          </table:table-cell>
          <table:table-cell table:protected="true">
            <text:p>261</text:p>
          </table:table-cell>
          <table:table-cell table:protected="true">
            <text:p>348</text:p>
          </table:table-cell>
          <table:table-cell table:protected="true">
            <text:p>435</text:p>
          </table:table-cell>
          <table:table-cell table:protected="true">
            <text:p>522</text:p>
          </table:table-cell>
          <table:table-cell table:protected="true">
            <text:p>609</text:p>
          </table:table-cell>
          <table:table-cell table:protected="true">
            <text:p>696</text:p>
          </table:table-cell>
          <table:table-cell table:protected="true">
            <text:p>783</text:p>
          </table:table-cell>
          <table:table-cell table:protected="true">
            <text:p>870</text:p>
          </table:table-cell>
          <table:table-cell table:protected="true">
            <text:p>957</text:p>
          </table:table-cell>
          <table:table-cell table:protected="true">
            <text:p>1044</text:p>
          </table:table-cell>
          <table:table-cell table:protected="true">
            <text:p>1131</text:p>
          </table:table-cell>
          <table:table-cell table:protected="true">
            <text:p>1218</text:p>
          </table:table-cell>
          <table:table-cell table:protected="true">
            <text:p>1305</text:p>
          </table:table-cell>
          <table:table-cell table:protected="true">
            <text:p>1392</text:p>
          </table:table-cell>
          <table:table-cell table:protected="true">
            <text:p>1479</text:p>
          </table:table-cell>
          <table:table-cell table:protected="true">
            <text:p>1566</text:p>
          </table:table-cell>
          <table:table-cell table:protected="true">
            <text:p>1653</text:p>
          </table:table-cell>
        </table:table-row>
        <table:table-row table:style-name="ro0">
          <table:table-cell table:protected="true">
            <text:p>Row 88</text:p>
          </table:table-cell>
          <table:table-cell table:protected="true">
            <text:p>88</text:p>
          </table:table-cell>
          <table:table-cell table:protected="true">
            <text:p>176</text:p>
          </table:table-cell>
          <table:table-cell table:protected="true">
            <text:p>264</text:p>
          </table:table-cell>
          <table:table-cell table:protected="true">
            <text:p>352</text:p>
          </table:table-cell>
          <table:table-cell table:protected="true">
            <text:p>440</text:p>
          </table:table-cell>
          <table:table-cell table:protected="true">
            <text:p>528</text:p>
          </table:table-cell>
          <table:table-cell table:protected="true">
            <text:p>616</text:p>
          </table:table-cell>
          <table:table-cell table:protected="true">
            <text:p>704</text:p>
          </table:table-cell>
          <table:table-cell table:protected="true">
            <text:p>792</text:p>
          </table:table-cell>
          <table:table-cell table:protected="true">
            <text:p>880</text:p>
          </table:table-cell>
          <table:table-cell table:protected="true">
            <text:p>968</text:p>
          </table:table-cell>
          <table:table-cell table:protected="true">
            <text:p>1056</text:p>
          </table:table-cell>
          <table:table-cell table:protected="true">
            <text:p>1144</text:p>
          </table:table-cell>
          <table:table-cell table:protected="true">
            <text:p>1232</text:p>
          </table:table-cell>
          <table:table-cell table:protected="true">
            <text:p>1320</text:p>
          </table:table-cell>
          <table:table-cell table:protected="true">
            <text:p>1408</text:p>
          </table:table-cell>
          <table:table-cell table:protected="true">
            <text:p>1496</text:p>
          </table:table-cell>
          <table:table-cell table:protected="true">
            <text:p>1584</text:p>
          </table:table-cell>
          <table:table-cell table:protected="true">
            <text:p>1672</text:p>
          </table:table-cell>
        </table:table-row>
        <table:table-row table:style-name="ro0">
          <table:table-cell table:protected="true">
            <text:p>Row 89</text:p>
          </table:table-cell>
          <table:table-cell table:protected="true">
            <text:p>89</text:p>
          </table:table-cell>
          <table:table-cell table:protected="true">
            <text:p>178</text:p>
          </table:table-cell>
          <table:table-cell table:protected="true">
            <text:p>267</text:p>
          </table:table-cell>
          <table:table-cell table:protected="true">
            <text:p>356</text:p>
          </table:table-cell>
          <table:table-cell table:protected="true">
            <text:p>445</text:p>
          </table:table-cell>
          <table:table-cell table:protected="true">
            <text:p>534</text:p>
          </table:table-cell>
          <table:table-cell table:protected="true">
            <text:p>623</text:p>
          </table:table-cell>
          <table:table-cell table:protected="true">
            <text:p>712</text:p>
          </table:table-cell>
          <table:table-cell table:protected="true">
            <text:p>801</text:p>
          </table:table-cell>
          <table:table-cell table:protected="true">
            <text:p>890</text:p>
          </table:table-cell>
          <table:table-cell table:protected="true">
            <text:p>979</text:p>
          </table:table-cell>
          <table:table-cell table:protected="true">
            <text:p>1068</text:p>
          </table:table-cell>
          <table:table-cell table:protected="true">
            <text:p>1157</text:p>
          </table:table-cell>
          <table:table-cell table:protected="true">
            <text:p>1246</text:p>
          </table:table-cell>
          <table:table-cell table:protected="true">
            <text:p>1335</text:p>
          </table:table-cell>
          <table:table-cell table:protected="true">
            <text:p>1424</text:p>
          </table:table-cell>
          <table:table-cell table:protected="true">
            <text:p>1513</text:p>
          </table:table-cell>
          <table:table-cell table:protected="true">
            <text:p>1602</text:p>
          </table:table-cell>
          <table:table-cell table:protected="true">
            <text:p>1691</text:p>
          </table:table-cell>
        </table:table-row>
        <table:table-row table:style-name="ro0">
          <table:table-cell table:protected="true">
            <text:p>Row 90</text:p>
          </table:table-cell>
          <table:table-cell table:protected="true">
            <text:p>90</text:p>
          </table:table-cell>
          <table:table-cell table:protected="true">
            <text:p>180</text:p>
          </table:table-cell>
          <table:table-cell table:protected="true">
            <text:p>270</text:p>
          </table:table-cell>
          <table:table-cell table:protected="true">
            <text:p>360</text:p>
          </table:table-cell>
          <table:table-cell table:protected="true">
            <text:p>450</text:p>
          </table:table-cell>
          <table:table-cell table:protected="true">
            <text:p>540</text:p>
          </table:table-cell>
          <table:table-cell table:protected="true">
            <text:p>630</text:p>
          </table:table-cell>
          <table:table-cell table:protected="true">
            <text:p>720</text:p>
          </table:table-cell>
          <table:table-cell table:protected="true">
            <text:p>810</text:p>
          </table:table-cell>
          <table:table-cell table:protected="true">
            <text:p>900</text:p>
          </table:table-cell>
          <table:table-cell table:protected="true">
            <text:p>990</text:p>
          </table:table-cell>
          <table:table-cell table:protected="true">
            <text:p>1080</text:p>
          </table:table-cell>
          <table:table-cell table:protected="true">
            <text:p>1170</text:p>
          </table:table-cell>
          <table:table-cell table:protected="true">
            <text:p>1260</text:p>
          </table:table-cell>
          <table:table-cell table:protected="true">
            <text:p>1350</text:p>
          </table:table-cell>
          <table:table-cell table:protected="true">
            <text:p>1440</text:p>
          </table:table-cell>
          <table:table-cell table:protected="true">
            <text:p>1530</text:p>
          </table:table-cell>
          <table:table-cell table:protected="true">
            <text:p>1620</text:p>
          </table:table-cell>
          <table:table-cell table:protected="true">
            <text:p>1710</text:p>
          </table:table-cell>
        </table:table-row>
        <table:table-row table:style-name="ro0">
          <table:table-cell table:protected="true">
            <text:p>Row 91</text:p>
          </table:table-cell>
          <table:table-cell table:protected="true">
            <text:p>91</text:p>
          </table:table-cell>
          <table:table-cell table:protected="true">
            <text:p>182</text:p>
          </table:table-cell>
          <table:table-cell table:protected="true">
            <text:p>273</text:p>
          </table:table-cell>
          <table:table-cell table:protected="true">
            <text:p>364</text:p>
          </table:table-cell>
          <table:table-cell table:protected="true">
            <text:p>455</text:p>
          </table:table-cell>
          <table:table-cell table:protected="true">
            <text:p>546</text:p>
          </table:table-cell>
          <table:table-cell table:protected="true">
            <text:p>637</text:p>
          </table:table-cell>
          <table:table-cell table:protected="true">
            <text:p>728</text:p>
          </table:table-cell>
          <table:table-cell table:protected="true">
            <text:p>819</text:p>
          </table:table-cell>
          <table:table-cell table:protected="true">
            <text:p>910</text:p>
          </table:table-cell>
          <table:table-cell table:protected="true">
            <text:p>1001</text:p>
          </table:table-cell>
          <table:table-cell table:protected="true">
            <text:p>1092</text:p>
          </table:table-cell>
          <table:table-cell table:protected="true">
            <text:p>1183</text:p>
          </table:table-cell>
          <table:table-cell table:protected="true">
            <text:p>1274</text:p>
          </table:table-cell>
          <table:table-cell table:protected="true">
            <text:p>1365</text:p>
          </table:table-cell>
          <table:table-cell table:protected="true">
            <text:p>1456</text:p>
          </table:table-cell>
          <table:table-cell table:protected="true">
            <text:p>1547</text:p>
          </table:table-cell>
          <table:table-cell table:protected="true">
            <text:p>1638</text:p>
          </table:table-cell>
          <table:table-cell table:protected="true">
            <text:p>1729</text:p>
          </table:table-cell>
        </table:table-row>
        <table:table-row table:style-name="ro0">
          <table:table-cell table:protected="true">
            <text:p>Row 92</text:p>
          </table:table-cell>
          <table:table-cell table:protected="true">
            <text:p>92</text:p>
          </table:table-cell>
          <table:table-cell table:protected="true">
            <text:p>184</text:p>
          </table:table-cell>
          <table:table-cell table:protected="true">
            <text:p>276</text:p>
          </table:table-cell>
          <table:table-cell table:protected="true">
            <text:p>368</text:p>
          </table:table-cell>
          <table:table-cell table:protected="true">
            <text:p>460</text:p>
          </table:table-cell>
          <table:table-cell table:protected="true">
            <text:p>552</text:p>
          </table:table-cell>
          <table:table-cell table:protected="true">
            <text:p>644</text:p>
          </table:table-cell>
          <table:table-cell table:protected="true">
            <text:p>736</text:p>
          </table:table-cell>
          <table:table-cell table:protected="true">
            <text:p>828</text:p>
          </table:table-cell>
          <table:table-cell table:protected="true">
            <text:p>920</text:p>
          </table:table-cell>
          <table:table-cell table:protected="true">
            <text:p>1012</text:p>
          </table:table-cell>
          <table:table-cell table:protected="true">
            <text:p>1104</text:p>
          </table:table-cell>
          <table:table-cell table:protected="true">
            <text:p>1196</text:p>
          </table:table-cell>
          <table:table-cell table:protected="true">
            <text:p>1288</text:p>
          </table:table-cell>
          <table:table-cell table:protected="true">
            <text:p>1380</text:p>
          </table:table-cell>
          <table:table-cell table:protected="true">
            <text:p>1472</text:p>
          </table:table-cell>
          <table:table-cell table:protected="true">
            <text:p>1564</text:p>
          </table:table-cell>
          <table:table-cell table:protected="true">
            <text:p>1656</text:p>
          </table:table-cell>
          <table:table-cell table:protected="true">
            <text:p>1748</text:p>
          </table:table-cell>
        </table:table-row>
        <table:table-row table:style-name="ro0">
          <table:table-cell table:protected="true">
            <text:p>Row 93</text:p>
          </table:table-cell>
          <table:table-cell table:protected="true">
            <text:p>93</text:p>
          </table:table-cell>
          <table:table-cell table:protected="true">
            <text:p>186</text:p>
          </table:table-cell>
          <table:table-cell table:protected="true">
            <text:p>279</text:p>
          </table:table-cell>
          <table:table-cell table:protected="true">
            <text:p>372</text:p>
          </table:table-cell>
          <table:table-cell table:protected="true">
            <text:p>465</text:p>
          </table:table-cell>
          <table:table-cell table:protected="true">
            <text:p>558</text:p>
          </table:table-cell>
          <table:table-cell table:protected="true">
            <text:p>651</text:p>
          </table:table-cell>
          <table:table-cell table:protected="true">
            <text:p>744</text:p>
          </table:table-cell>
          <table:table-cell table:protected="true">
            <text:p>837</text:p>
          </table:table-cell>
          <table:table-cell table:protected="true">
            <text:p>930</text:p>
          </table:table-cell>
          <table:table-cell table:protected="true">
            <text:p>1023</text:p>
          </table:table-cell>
          <table:table-cell table:protected="true">
            <text:p>1116</text:p>
          </table:table-cell>
          <table:table-cell table:protected="true">
            <text:p>1209</text:p>
          </table:table-cell>
          <table:table-cell table:protected="true">
            <text:p>1302</text:p>
          </table:table-cell>
          <table:table-cell table:protected="true">
            <text:p>1395</text:p>
          </table:table-cell>
          <table:table-cell table:protected="true">
            <text:p>1488</text:p>
          </table:table-cell>
          <table:table-cell table:protected="true">
            <text:p>1581</text:p>
          </table:table-cell>
          <table:table-cell table:protected="true">
            <text:p>1674</text:p>
          </table:table-cell>
          <table:table-cell table:protected="true">
            <text:p>1767</text:p>
          </table:table-cell>
        </table:table-row>
        <table:table-row table:style-name="ro0">
          <table:table-cell table:protected="true">
            <text:p>Row 94</text:p>
          </table:table-cell>
          <table:table-cell table:protected="true">
            <text:p>94</text:p>
          </table:table-cell>
          <table:table-cell table:protected="true">
            <text:p>188</text:p>
          </table:table-cell>
          <table:table-cell table:protected="true">
            <text:p>282</text:p>
          </table:table-cell>
          <table:table-cell table:protected="true">
            <text:p>376</text:p>
          </table:table-cell>
          <table:table-cell table:protected="true">
            <text:p>470</text:p>
          </table:table-cell>
          <table:table-cell table:protected="true">
            <text:p>564</text:p>
          </table:table-cell>
          <table:table-cell table:protected="true">
            <text:p>658</text:p>
          </table:table-cell>
          <table:table-cell table:protected="true">
            <text:p>752</text:p>
          </table:table-cell>
          <table:table-cell table:protected="true">
            <text:p>846</text:p>
          </table:table-cell>
          <table:table-cell table:protected="true">
            <text:p>940</text:p>
          </table:table-cell>
          <table:table-cell table:protected="true">
            <text:p>1034</text:p>
          </table:table-cell>
          <table:table-cell table:protected="true">
            <text:p>1128</text:p>
          </table:table-cell>
          <table:table-cell table:protected="true">
            <text:p>1222</text:p>
          </table:table-cell>
          <table:table-cell table:protected="true">
            <text:p>1316</text:p>
          </table:table-cell>
          <table:table-cell table:protected="true">
            <text:p>1410</text:p>
          </table:table-cell>
          <table:table-cell table:protected="true">
            <text:p>1504</text:p>
          </table:table-cell>
          <table:table-cell table:protected="true">
            <text:p>1598</text:p>
          </table:table-cell>
          <table:table-cell table:protected="true">
            <text:p>1692</text:p>
          </table:table-cell>
          <table:table-cell table:protected="true">
            <text:p>1786</text:p>
          </table:table-cell>
        </table:table-row>
        <table:table-row table:style-name="ro0">
          <table:table-cell table:protected="true">
            <text:p>Row 95</text:p>
          </table:table-cell>
          <table:table-cell table:protected="true">
            <text:p>95</text:p>
          </table:table-cell>
          <table:table-cell table:protected="true">
            <text:p>190</text:p>
          </table:table-cell>
          <table:table-cell table:protected="true">
            <text:p>285</text:p>
          </table:table-cell>
          <table:table-cell table:protected="true">
            <text:p>380</text:p>
          </table:table-cell>
          <table:table-cell table:protected="true">
            <text:p>475</text:p>
          </table:table-cell>
          <table:table-cell table:protected="true">
            <text:p>570</text:p>
          </table:table-cell>
          <table:table-cell table:protected="true">
            <text:p>665</text:p>
          </table:table-cell>
          <table:table-cell table:protected="true">
            <text:p>760</text:p>
          </table:table-cell>
          <table:table-cell table:protected="true">
            <text:p>855</text:p>
          </table:table-cell>
          <table:table-cell table:protected="true">
            <text:p>950</text:p>
          </table:table-cell>
          <table:table-cell table:protected="true">
            <text:p>1045</text:p>
          </table:table-cell>
          <table:table-cell table:protected="true">
            <text:p>1140</text:p>
          </table:table-cell>
          <table:table-cell table:protected="true">
            <text:p>1235</text:p>
          </table:table-cell>
          <table:table-cell table:protected="true">
            <text:p>1330</text:p>
          </table:table-cell>
          <table:table-cell table:protected="true">
            <text:p>1425</text:p>
          </table:table-cell>
          <table:table-cell table:protected="true">
            <text:p>1520</text:p>
          </table:table-cell>
          <table:table-cell table:protected="true">
            <text:p>1615</text:p>
          </table:table-cell>
          <table:table-cell table:protected="true">
            <text:p>1710</text:p>
          </table:table-cell>
          <table:table-cell table:protected="true">
            <text:p>1805</text:p>
          </table:table-cell>
        </table:table-row>
        <table:table-row table:style-name="ro0">
          <table:table-cell table:protected="true">
            <text:p>Row 96</text:p>
          </table:table-cell>
          <table:table-cell table:protected="true">
            <text:p>96</text:p>
          </table:table-cell>
          <table:table-cell table:protected="true">
            <text:p>192</text:p>
          </table:table-cell>
          <table:table-cell table:protected="true">
            <text:p>288</text:p>
          </table:table-cell>
          <table:table-cell table:protected="true">
            <text:p>384</text:p>
          </table:table-cell>
          <table:table-cell table:protected="true">
            <text:p>480</text:p>
          </table:table-cell>
          <table:table-cell table:protected="true">
            <text:p>576</text:p>
          </table:table-cell>
          <table:table-cell table:protected="true">
            <text:p>672</text:p>
          </table:table-cell>
          <table:table-cell table:protected="true">
            <text:p>768</text:p>
          </table:table-cell>
          <table:table-cell table:protected="true">
            <text:p>864</text:p>
          </table:table-cell>
          <table:table-cell table:protected="true">
            <text:p>960</text:p>
          </table:table-cell>
          <table:table-cell table:protected="true">
            <text:p>1056</text:p>
          </table:table-cell>
          <table:table-cell table:protected="true">
            <text:p>1152</text:p>
          </table:table-cell>
          <table:table-cell table:protected="true">
            <text:p>1248</text:p>
          </table:table-cell>
          <table:table-cell table:protected="true">
            <text:p>1344</text:p>
          </table:table-cell>
          <table:table-cell table:protected="true">
            <text:p>1440</text:p>
          </table:table-cell>
          <table:table-cell table:protected="true">
            <text:p>1536</text:p>
          </table:table-cell>
          <table:table-cell table:protected="true">
            <text:p>1632</text:p>
          </table:table-cell>
          <table:table-cell table:protected="true">
            <text:p>1728</text:p>
          </table:table-cell>
          <table:table-cell table:protected="true">
            <text:p>1824</text:p>
          </table:table-cell>
        </table:table-row>
        <table:table-row table:style-name="ro0">
          <table:table-cell table:protected="true">
            <text:p>Row 97</text:p>
          </table:table-cell>
          <table:table-cell table:protected="true">
            <text:p>97</text:p>
          </table:table-cell>
          <table:table-cell table:protected="true">
            <text:p>194</text:p>
          </table:table-cell>
          <table:table-cell table:protected="true">
            <text:p>291</text:p>
          </table:table-cell>
          <table:table-cell table:protected="true">
            <text:p>388</text:p>
          </table:table-cell>
          <table:table-cell table:protected="true">
            <text:p>485</text:p>
          </table:table-cell>
          <table:table-cell table:protected="true">
            <text:p>582</text:p>
          </table:table-cell>
          <table:table-cell table:protected="true">
            <text:p>679</text:p>
          </table:table-cell>
          <table:table-cell table:protected="true">
            <text:p>776</text:p>
          </table:table-cell>
          <table:table-cell table:protected="true">
            <text:p>873</text:p>
          </table:table-cell>
          <table:table-cell table:protected="true">
            <text:p>970</text:p>
          </table:table-cell>
          <table:table-cell table:protected="true">
            <text:p>1067</text:p>
          </table:table-cell>
          <table:table-cell table:protected="true">
            <text:p>1164</text:p>
          </table:table-cell>
          <table:table-cell table:protected="true">
            <text:p>1261</text:p>
          </table:table-cell>
          <table:table-cell table:protected="true">
            <text:p>1358</text:p>
          </table:table-cell>
          <table:table-cell table:protected="true">
            <text:p>1455</text:p>
          </table:table-cell>
          <table:table-cell table:protected="true">
            <text:p>1552</text:p>
          </table:table-cell>
          <table:table-cell table:protected="true">
            <text:p>1649</text:p>
          </table:table-cell>
          <table:table-cell table:protected="true">
            <text:p>1746</text:p>
          </table:table-cell>
          <table:table-cell table:protected="true">
            <text:p>1843</text:p>
          </table:table-cell>
        </table:table-row>
        <table:table-row table:style-name="ro0">
          <table:table-cell table:protected="true">
            <text:p>Row 98</text:p>
          </table:table-cell>
          <table:table-cell table:protected="true">
            <text:p>98</text:p>
          </table:table-cell>
          <table:table-cell table:protected="true">
            <text:p>196</text:p>
          </table:table-cell>
          <table:table-cell table:protected="true">
            <text:p>294</text:p>
          </table:table-cell>
          <table:table-cell table:protected="true">
            <text:p>392</text:p>
          </table:table-cell>
          <table:table-cell table:protected="true">
            <text:p>490</text:p>
          </table:table-cell>
          <table:table-cell table:protected="true">
            <text:p>588</text:p>
          </table:table-cell>
          <table:table-cell table:protected="true">
            <text:p>686</text:p>
          </table:table-cell>
          <table:table-cell table:protected="true">
            <text:p>784</text:p>
          </table:table-cell>
          <table:table-cell table:protected="true">
            <text:p>882</text:p>
          </table:table-cell>
          <table:table-cell table:protected="true">
            <text:p>980</text:p>
          </table:table-cell>
          <table:table-cell table:protected="true">
            <text:p>1078</text:p>
          </table:table-cell>
          <table:table-cell table:protected="true">
            <text:p>1176</text:p>
          </table:table-cell>
          <table:table-cell table:protected="true">
            <text:p>1274</text:p>
          </table:table-cell>
          <table:table-cell table:protected="true">
            <text:p>1372</text:p>
          </table:table-cell>
          <table:table-cell table:protected="true">
            <text:p>1470</text:p>
          </table:table-cell>
          <table:table-cell table:protected="true">
            <text:p>1568</text:p>
          </table:table-cell>
          <table:table-cell table:protected="true">
            <text:p>1666</text:p>
          </table:table-cell>
          <table:table-cell table:protected="true">
            <text:p>1764</text:p>
          </table:table-cell>
          <table:table-cell table:protected="true">
            <text:p>1862</text:p>
          </table:table-cell>
        </table:table-row>
        <table:table-row table:style-name="ro0">
          <table:table-cell table:protected="true">
            <text:p>Row 99</text:p>
          </table:table-cell>
          <table:table-cell table:protected="true">
            <text:p>99</text:p>
          </table:table-cell>
          <table:table-cell table:protected="true">
            <text:p>198</text:p>
          </table:table-cell>
          <table:table-cell table:protected="true">
            <text:p>297</text:p>
          </table:table-cell>
          <table:table-cell table:protected="true">
            <text:p>396</text:p>
          </table:table-cell>
          <table:table-cell table:protected="true">
            <text:p>495</text:p>
          </table:table-cell>
          <table:table-cell table:protected="true">
            <text:p>594</text:p>
          </table:table-cell>
          <table:table-cell table:protected="true">
            <text:p>693</text:p>
          </table:table-cell>
          <table:table-cell table:protected="true">
            <text:p>792</text:p>
          </table:table-cell>
          <table:table-cell table:protected="true">
            <text:p>891</text:p>
          </table:table-cell>
          <table:table-cell table:protected="true">
            <text:p>990</text:p>
          </table:table-cell>
          <table:table-cell table:protected="true">
            <text:p>1089</text:p>
          </table:table-cell>
          <table:table-cell table:protected="true">
            <text:p>1188</text:p>
          </table:table-cell>
          <table:table-cell table:protected="true">
            <text:p>1287</text:p>
          </table:table-cell>
          <table:table-cell table:protected="true">
            <text:p>1386</text:p>
          </table:table-cell>
          <table:table-cell table:protected="true">
            <text:p>1485</text:p>
          </table:table-cell>
          <table:table-cell table:protected="true">
            <text:p>1584</text:p>
          </table:table-cell>
          <table:table-cell table:protected="true">
            <text:p>1683</text:p>
          </table:table-cell>
          <table:table-cell table:protected="true">
            <text:p>1782</text:p>
          </table:table-cell>
          <table:table-cell table:protected="true">
            <text:p>18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style style:name="Default" style:family="table-cell">
      <style:table-cell-properties fo:border="0pt  #000000" style:diagonal-bl-tr="0pt  #000000" style:diagonal-tl-br="0pt  #000000" style:vertical-align="automatic" style:text-align-source="value-type" style:direction="ltr"/>
      <style:text-properties style:font-name="Arial" style:font-name-asian="Arial" style:font-name-complex="Arial" fo:font-size="10pt" style:font-size-asian="10pt" style:font-size-complex="10pt" fo:color="#000000"/>
    </style:style>
  </office:styles>
  <office:automatic-styles>
    <style:page-layout style:name="Mpm1">
      <style:page-layout-properties fo:margin-top="2.5cm" fo:margin-bottom="2.5cm" style:print-orientation="portrait" fo:page-width="21cm" fo:page-height="29.7cm" style:writing-mode="lr-tb">
   </style:page-layout-properties>
      <style:header-style>
        <style:header-footer-properties fo:min-height="1.3cm" fo:margin-bottom="1.3cm" fo:margin-left="0cm" fo:margin-right="0cm">
    </style:header-footer-properties>
      </style:header-style>
      <style:footer-style>
        <style:header-footer-properties fo:min-height="1.3cm" fo:margin-top="1.3cm" fo:margin-left="0cm" fo:margin-right="0cm">
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</style:header>
      <style:footer style:display="false">
        <text:p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6:52</meta:creation-date>
    <dc:date>2018-03-29T20:46:52</dc:date>
    <meta:editing-cycles>1</meta:editing-cycles>
    <meta:generator>ZEXMLSSlib/0.0.15$FPC ZEXMLSS/b887b4becc480cca5765140e6bb4ddad74d1f99b</meta:generator>
  </office:meta>
</office:document-meta>
</file>